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Pictures/TablePreview1.svm"/>
  <manifest:file-entry manifest:media-type="" manifest:full-path="Pictures/TablePreview2.svm"/>
  <manifest:file-entry manifest:media-type="image/jpeg" manifest:full-path="Pictures/10000000000000B50000005094DE0355.jpg"/>
  <manifest:file-entry manifest:media-type="image/png" manifest:full-path="Pictures/100000000000032000000258386DF58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alibo-title">
      <style:graphic-properties draw:fill-color="#ffffff" draw:auto-grow-height="true" fo:min-height="3.507cm"/>
    </style:style>
    <style:style style:name="pr2" style:family="presentation" style:parent-style-name="Dalibo-subtitle">
      <style:graphic-properties draw:fill-color="#ffffff" draw:auto-grow-height="true" fo:min-height="13.864cm"/>
    </style:style>
    <style:style style:name="pr3" style:family="presentation" style:parent-style-name="Dalibo-notes">
      <style:graphic-properties draw:fill-color="#ffffff" draw:auto-grow-height="true" fo:min-height="13.364cm"/>
    </style:style>
    <style:style style:name="pr4" style:family="presentation" style:parent-style-name="Dalibo-title">
      <style:graphic-properties draw:auto-grow-height="true" fo:min-height="3.507cm"/>
    </style:style>
    <style:style style:name="pr5" style:family="presentation" style:parent-style-name="Dalibo-outline1">
      <style:graphic-properties draw:auto-grow-height="true" fo:min-height="13.864cm"/>
    </style:style>
    <style:style style:name="pr6" style:family="presentation" style:parent-style-name="Dalibo-outline1">
      <style:graphic-properties fo:min-height="13.864cm"/>
    </style:style>
    <style:style style:name="pr7" style:family="presentation" style:parent-style-name="Dalibo-title">
      <style:graphic-properties fo:min-height="3.507cm"/>
    </style:style>
    <style:style style:name="pr8" style:family="presentation" style:parent-style-name="Dalibo-outline1">
      <style:graphic-properties fo:min-height="13.863cm"/>
    </style:style>
    <style:style style:name="pr9" style:family="presentation" style:parent-style-name="Dalibo-notes">
      <style:graphic-properties draw:fill-color="#ffffff" fo:min-height="13.364cm"/>
    </style:style>
    <style:style style:name="pr10" style:family="presentation" style:parent-style-name="Dalibo-outline1">
      <style:graphic-properties fo:min-height="14.174cm"/>
    </style:style>
    <style:style style:name="pr11" style:family="presentation" style:parent-style-name="Dalibo-outline1">
      <style:graphic-properties fo:min-height="13.945cm"/>
    </style:style>
    <style:style style:name="pr12" style:family="presentation" style:parent-style-name="Dalibo-outline1">
      <style:graphic-properties fo:min-height="15.891cm"/>
    </style:style>
    <style:style style:name="pr13" style:family="presentation" style:parent-style-name="Dalibo-outline1">
      <style:graphic-properties fo:min-height="15.01cm"/>
    </style:style>
    <style:style style:name="pr14" style:family="presentation" style:parent-style-name="Dalibo-outline1">
      <style:graphic-properties draw:auto-grow-height="true" fo:min-height="13.863cm"/>
    </style:style>
    <style:style style:name="co1" style:family="table-column">
      <style:table-column-properties style:column-width="17.061cm" style:use-optimal-column-width="false"/>
    </style:style>
    <style:style style:name="co2" style:family="table-column">
      <style:table-column-properties style:column-width="8.2cm" style:use-optimal-column-width="false"/>
    </style:style>
    <style:style style:name="co3" style:family="table-column">
      <style:table-column-properties style:column-width="9.86cm" style:use-optimal-column-width="false"/>
    </style:style>
    <style:style style:name="co4" style:family="table-column">
      <style:table-column-properties style:column-width="10.555cm" style:use-optimal-column-width="false"/>
    </style:style>
    <style:style style:name="co5" style:family="table-column">
      <style:table-column-properties style:column-width="4.846cm" style:use-optimal-column-width="false"/>
    </style:style>
    <style:style style:name="ro1" style:family="table-row">
      <style:table-row-properties style:row-height="0.972cm"/>
    </style:style>
    <style:style style:name="ro2" style:family="table-row">
      <style:table-row-properties style:row-height="0.973cm"/>
    </style:style>
    <style:style style:name="ro3" style:family="table-row">
      <style:table-row-properties style:row-height="0.975cm"/>
    </style:style>
    <style:style style:name="ce1" style:family="table-cell">
      <style:graphic-properties style:repeat="repeat"/>
      <style:text-properties fo:font-size="18pt" fo:font-weight="bold" style:font-size-asian="18pt" style:font-weight-asian="bold" style:font-size-complex="18pt" style:font-weight-complex="bold"/>
    </style:style>
    <style:style style:name="ce2" style:family="table-cell">
      <style:graphic-properties style:repeat="repeat"/>
      <style:text-properties fo:font-family="'Liberation Sans'" style:font-family-generic="swiss" style:font-pitch="variable" fo:font-size="18pt" style:font-size-asian="18pt" style:font-size-complex="18pt"/>
    </style:style>
    <style:style style:name="ce3" style:family="table-cell">
      <style:graphic-properties style:repeat="repeat"/>
      <style:text-properties fo:font-size="18pt"/>
    </style:style>
    <style:style style:name="ce4" style:family="table-cell">
      <style:graphic-properties style:repeat="repeat"/>
      <style:text-properties fo:font-size="18pt" style:font-size-asian="18pt" style:font-size-complex="18pt"/>
    </style:style>
    <style:style style:name="ce5" style:family="table-cell">
      <style:graphic-properties style:repeat="repeat"/>
      <style:text-properties fo:font-size="18pt" fo:font-weight="bold" style:font-weight-asian="bold" style:font-weight-complex="bold"/>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32pt"/>
    </style:style>
    <style:style style:name="P3" style:family="paragraph">
      <style:paragraph-properties fo:margin-left="0.6cm" fo:margin-right="0cm" fo:text-indent="-0.6cm"/>
    </style:style>
    <style:style style:name="P4" style:family="paragraph">
      <style:text-properties fo:font-size="20pt"/>
    </style:style>
    <style:style style:name="P5" style:family="paragraph">
      <style:text-properties fo:font-size="15pt" style:font-size-asian="15pt" style:font-size-complex="15pt"/>
    </style:style>
    <style:style style:name="P6" style:family="paragraph">
      <style:paragraph-properties fo:margin-top="0cm" fo:margin-bottom="0cm"/>
    </style:style>
    <style:style style:name="P7" style:family="paragraph">
      <style:paragraph-properties fo:margin-top="0cm" fo:margin-bottom="0cm" fo:line-height="100%"/>
    </style:style>
    <style:style style:name="T1" style:family="text">
      <style:text-properties fo:font-size="32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family="'Liberation Sans'" style:font-family-generic="swiss" style:font-pitch="variable" fo:font-size="18pt" style:font-size-asian="18pt" style:font-size-complex="18pt"/>
    </style:style>
    <style:style style:name="T4" style:family="text">
      <style:text-properties fo:font-size="18pt"/>
    </style:style>
    <style:style style:name="T5" style:family="text">
      <style:text-properties fo:font-size="18pt" style:font-size-asian="18pt" style:font-size-complex="18pt"/>
    </style:style>
    <style:style style:name="T6" style:family="text">
      <style:text-properties fo:font-size="18pt" fo:font-weight="bold" style:font-weight-asian="bold" style:font-weight-complex="bold"/>
    </style:style>
    <style:style style:name="T7" style:family="text">
      <style:text-properties fo:font-size="15pt" style:font-size-asian="15pt" style:font-size-complex="15pt"/>
    </style:style>
    <style:style style:name="T8" style:family="text">
      <style:text-properties fo:font-size="20pt"/>
    </style:style>
    <style:style style:name="T9" style:family="text">
      <style:text-properties fo:font-family="'Liberation Mono'" style:font-family-generic="modern" style:font-pitch="fixed" fo:font-size="15pt" style:font-size-asian="15pt" style:font-size-complex="15pt"/>
    </style:style>
    <style:style style:name="T10" style:family="text">
      <style:text-properties fo:font-family="'Liberation Mono'" style:font-family-generic="modern" style:font-pitch="fixed" fo:font-size="20pt" style:font-size-asian="20pt" style:font-size-complex="20pt"/>
    </style:style>
    <style:style style:name="T11" style:family="text">
      <style:text-properties style:use-window-font-color="true"/>
    </style:style>
    <style:style style:name="T12" style:family="text">
      <style:text-properties style:use-window-font-color="true" style:text-outline="false" style:text-line-through-style="none" fo:font-family="'Liberation Mono'" style:font-family-generic="modern" style:font-pitch="fixed" fo:font-size="15pt" fo:font-style="normal" fo:text-shadow="none" style:text-underline-style="none" fo:font-weight="normal" style:font-family-asian="'Andale Sans UI'" style:font-pitch-asian="variable" style:font-size-asian="15pt" style:font-style-asian="normal" style:font-weight-asian="normal" style:font-family-complex="Tahoma" style:font-pitch-complex="variable" style:font-size-complex="15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alibo" presentation:presentation-page-layout-name="AL1T0">
        <office:forms form:automatic-focus="false" form:apply-design-mode="false"/>
        <draw:frame presentation:style-name="pr1" draw:text-style-name="P1" draw:layer="layout" svg:width="25.191cm" svg:height="3.507cm" svg:x="1.399cm" svg:y="0.837cm" presentation:class="title">
          <draw:text-box>
            <text:p text:style-name="P1">Hooks in PostgreSQL</text:p>
          </draw:text-box>
        </draw:frame>
        <draw:frame presentation:style-name="pr2" draw:text-style-name="P2" draw:layer="layout" svg:width="25.191cm" svg:height="13.864cm" svg:x="1.399cm" svg:y="4.915cm" presentation:class="subtitle">
          <draw:text-box>
            <text:p text:style-name="P1"><text:span text:style-name="T1">Hooks in PostgreSQL</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draw:text-box>
              <text:p text:style-name="P3">This talk will present a quite unknown feature of PostgreSQL: its hook system.</text:p>
            </draw:text-box>
          </draw:frame>
        </presentation:notes>
      </draw:page>
      <draw:page draw:name="page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ho's Guillaume Lelarge?</text:p>
          </draw:text-box>
        </draw:frame>
        <draw:frame presentation:style-name="pr5" draw:layer="layout" svg:width="25.191cm" svg:height="13.864cm" svg:x="1.399cm" svg:y="4.915cm" presentation:class="outline">
          <draw:text-box>
            <text:list text:style-name="L1">
              <text:list-item>
                <text:p>French translator of the PostgreSQL manual</text:p>
              </text:list-item>
              <text:list-item>
                <text:p>Member of pgAdmin's team</text:p>
              </text:list-item>
              <text:list-item>
                <text:p>Vice-treasurer of PostgreSQL Europe</text:p>
              </text:list-item>
              <text:list-item>
                <text:p>CTO of Dalibo</text:p>
                <text:p/>
              </text:list-item>
              <text:list-item>
                <text:p>Mail: <text:a xlink:href="mailto:guillaume@lelarge.info">guillaume@lelarge.info</text:a></text:p>
              </text:list-item>
              <text:list-item>
                <text:p>Twitter: g_lelarge</text:p>
              </text:list-item>
              <text:list-item>
                <text:p>Blog: http://blog.guillaume.lelarge.info</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PostgreSQL</text:p>
          </draw:text-box>
        </draw:frame>
        <draw:frame presentation:style-name="pr5" draw:layer="layout" svg:width="25.191cm" svg:height="13.864cm" svg:x="1.399cm" svg:y="4.915cm" presentation:class="outline">
          <draw:text-box>
            <text:list text:style-name="L1">
              <text:list-item>
                <text:p>Well known for its extensibility</text:p>
              </text:list-item>
              <text:list-item>
                <text:p>For example, a user can add</text:p>
              </text:list-item>
            </text:list>
            <text:list text:style-name="L3">
              <text:list-item>
                <text:list>
                  <text:list-item>
                    <text:p>Types</text:p>
                  </text:list-item>
                  <text:list-item>
                    <text:p>Functions</text:p>
                  </text:list-item>
                  <text:list-item>
                    <text:p>Operators</text:p>
                  </text:list-item>
                  <text:list-item>
                    <text:p>Etc</text:p>
                  </text:list-item>
                </text:list>
              </text:list-item>
            </text:list>
            <text:list text:style-name="L1">
              <text:list-item>
                <text:p>Less known is the hook system</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layer="layout" svg:width="16.799cm" svg:height="13.38cm" svg:x="2.1cm" svg:y="14.107cm" presentation:class="notes" presentation:user-transformed="true">
            <draw:text-box>
              <text:p>PostgreSQL is well known for its extensibility. Many people know that you can add your own user types, add functions that handle them, add operators which use those functions, and lots of other stuff.</text:p>
              <text:p>Heikki even did an interesting talk at last year's FOSDEM about user types and how to use them.</text:p>
              <text:p>Many procedural languages are supported.</text:p>
              <text:p>Actually, the extensibility is so important to the PostgreSQL project that one of the most interesting features of 9.1 is the new EXTENSION object, which helps the handling of external modules, plugins, or whatever you want to call that.</text:p>
              <text:p/>
              <text:p>With all this going on with the extensibility, it's quite strange that the hook system is quite unknown, even if the first hooks were available since the 8.3 release.</text:p>
            </draw:text-box>
          </draw:frame>
        </presentation:notes>
      </draw:page>
      <draw:page draw:name="page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Hooks</text:p>
          </draw:text-box>
        </draw:frame>
        <draw:frame presentation:style-name="pr6" draw:layer="layout" svg:width="25.191cm" svg:height="13.864cm" svg:x="1.399cm" svg:y="4.915cm" presentation:class="outline" presentation:user-transformed="true">
          <draw:text-box>
            <text:list text:style-name="L1">
              <text:list-item>
                <text:p>Interrupt, and modify behaviour</text:p>
              </text:list-item>
              <text:list-item>
                <text:p>Different kinds of hooks</text:p>
              </text:list-item>
              <text:list-item>
                <text:p>Not known because</text:p>
              </text:list-item>
            </text:list>
            <text:list text:style-name="L3">
              <text:list-item>
                <text:list>
                  <text:list-item>
                    <text:p>not explained in the documentation</text:p>
                  </text:list-item>
                  <text:list-item>
                    <text:p>Usually quite recent</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layer="layout" svg:width="16.799cm" svg:height="13.364cm" svg:x="2.1cm" svg:y="14.107cm" presentation:class="notes">
            <draw:text-box>
              <text:p>The aim of hooks is to interrupt and modify the usual behaviour of PostgreSQL. It allows a developer to add new features without having to add it to the core.</text:p>
              <text:p>Of course, there are different kinds of hooks, mostly around the planner and the executor.</text:p>
              <text:p>It's not well known because it's a rather recent feature. The first hook appeared in 8.3. Actually, 5 hooks appeared in 8.3, 8 in 8.4, 2 in 9.0, and 5 in 9.1. But the biggest issue is probably that it's not discussed in the documentation.</text:p>
            </draw:text-box>
          </draw:frame>
        </presentation:notes>
      </draw:page>
      <draw:page draw:name="page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Most used hooks</text:p>
          </draw:text-box>
        </draw:frame>
        <draw:frame draw:style-name="standard" draw:layer="layout" svg:width="25.26cm" svg:height="8.748cm" svg:x="1.399cm" svg:y="4.915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text:span text:style-name="T2">Hook</text:span></text:p>
              </table:table-cell>
              <table:table-cell>
                <text:p><text:span text:style-name="T2">Initial release</text:span></text:p>
              </table:table-cell>
            </table:table-row>
            <table:table-row table:style-name="ro1">
              <table:table-cell table:style-name="ce2">
                <text:p><text:span text:style-name="T3">check_password_hook</text:span></text:p>
              </table:table-cell>
              <table:table-cell table:style-name="ce3">
                <text:p><text:span text:style-name="T4">9.0</text:span></text:p>
              </table:table-cell>
            </table:table-row>
            <table:table-row table:style-name="ro1" table:default-cell-style-name="ce3">
              <table:table-cell>
                <text:p><text:span text:style-name="T3">ClientAuthentication_hook</text:span></text:p>
              </table:table-cell>
              <table:table-cell>
                <text:p><text:span text:style-name="T4">9.1</text:span></text:p>
              </table:table-cell>
            </table:table-row>
            <table:table-row table:style-name="ro1" table:default-cell-style-name="ce4">
              <table:table-cell>
                <text:p><text:span text:style-name="T5">ExecutorStart_hook</text:span></text:p>
              </table:table-cell>
              <table:table-cell>
                <text:p><text:span text:style-name="T5">8.4</text:span></text:p>
              </table:table-cell>
            </table:table-row>
            <table:table-row table:style-name="ro1" table:default-cell-style-name="ce4">
              <table:table-cell>
                <text:p><text:span text:style-name="T5">ExecutorRun_hook</text:span></text:p>
              </table:table-cell>
              <table:table-cell>
                <text:p><text:span text:style-name="T5">8.4</text:span></text:p>
              </table:table-cell>
            </table:table-row>
            <table:table-row table:style-name="ro1" table:default-cell-style-name="ce4">
              <table:table-cell>
                <text:p><text:span text:style-name="T5">ExecutorFinish_hook</text:span></text:p>
              </table:table-cell>
              <table:table-cell>
                <text:p><text:span text:style-name="T5">8.4</text:span></text:p>
              </table:table-cell>
            </table:table-row>
            <table:table-row table:style-name="ro1" table:default-cell-style-name="ce4">
              <table:table-cell>
                <text:p><text:span text:style-name="T5">ExecutorEnd_hook</text:span></text:p>
              </table:table-cell>
              <table:table-cell>
                <text:p><text:span text:style-name="T5">8.4</text:span></text:p>
              </table:table-cell>
            </table:table-row>
            <table:table-row table:style-name="ro1" table:default-cell-style-name="ce4">
              <table:table-cell>
                <text:p><text:span text:style-name="T5">ExecutorCheckPerms_hook</text:span></text:p>
              </table:table-cell>
              <table:table-cell>
                <text:p><text:span text:style-name="T5">9.1</text:span></text:p>
              </table:table-cell>
            </table:table-row>
            <table:table-row table:style-name="ro2" table:default-cell-style-name="ce4">
              <table:table-cell>
                <text:p><text:span text:style-name="T5">ProcessUtility_hook</text:span></text:p>
              </table:table-cell>
              <table:table-cell>
                <text:p><text:span text:style-name="T5">9.0</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user-transformed="true">
            <draw:text-box>
              <text:p>There are many hooks available. These are the most used hooks. We'll discuss them in the rest of these slides.</text:p>
              <text:p>All the Executor hooks help running functions that will use information from the executor. Mostly used to know which queries are executed, so that you can compute statistics, or log them.</text:p>
              <text:p>The check_password hook is a way to check passwords according to enterprise rules.</text:p>
              <text:p>The ClientAuthentication hook makes it possible to add other checks to allow or deny connections.</text:p>
            </draw:text-box>
          </draw:frame>
        </presentation:notes>
      </draw:page>
      <draw:page draw:name="page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Other hooks</text:p>
          </draw:text-box>
        </draw:frame>
        <draw:frame draw:style-name="standard" draw:layer="layout" svg:width="25.26cm" svg:height="12.638cm" svg:x="1.399cm" svg:y="4.915cm" presentation:class="table" presentation:user-transformed="true">
          <table:table table:template-name="default" table:use-first-row-styles="true" table:use-banding-rows-styles="true">
            <table:table-column table:style-name="co3"/>
            <table:table-column table:style-name="co4"/>
            <table:table-column table:style-name="co5"/>
            <table:table-row table:style-name="ro1" table:default-cell-style-name="ce5">
              <table:table-cell>
                <text:p><text:span text:style-name="T6">Hook</text:span></text:p>
              </table:table-cell>
              <table:table-cell table:style-name="ce3">
                <text:p><text:span text:style-name="T4">Used in</text:span></text:p>
              </table:table-cell>
              <table:table-cell>
                <text:p><text:span text:style-name="T6">Initial release</text:span></text:p>
              </table:table-cell>
            </table:table-row>
            <table:table-row table:style-name="ro1" table:default-cell-style-name="ce3">
              <table:table-cell>
                <text:p><text:span text:style-name="T4">explain_get_index_name_hook</text:span></text:p>
              </table:table-cell>
              <table:table-cell/>
              <table:table-cell>
                <text:p><text:span text:style-name="T4">8.3</text:span></text:p>
              </table:table-cell>
            </table:table-row>
            <table:table-row table:style-name="ro1" table:default-cell-style-name="ce3">
              <table:table-cell>
                <text:p><text:span text:style-name="T4">ExplainOneQuery_hook</text:span></text:p>
              </table:table-cell>
              <table:table-cell>
                <text:p><text:span text:style-name="T4">IndexAdvisor</text:span></text:p>
              </table:table-cell>
              <table:table-cell>
                <text:p><text:span text:style-name="T4">8.3</text:span></text:p>
              </table:table-cell>
            </table:table-row>
            <table:table-row table:style-name="ro1" table:default-cell-style-name="ce3">
              <table:table-cell>
                <text:p><text:span text:style-name="T4">fmgr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get_attavgwidth_hook</text:span></text:p>
              </table:table-cell>
              <table:table-cell/>
              <table:table-cell>
                <text:p><text:span text:style-name="T4">8.4</text:span></text:p>
              </table:table-cell>
            </table:table-row>
            <table:table-row table:style-name="ro1" table:default-cell-style-name="ce3">
              <table:table-cell>
                <text:p><text:span text:style-name="T4">get_index_stats_hook</text:span></text:p>
              </table:table-cell>
              <table:table-cell/>
              <table:table-cell>
                <text:p><text:span text:style-name="T4">8.4</text:span></text:p>
              </table:table-cell>
            </table:table-row>
            <table:table-row table:style-name="ro1" table:default-cell-style-name="ce3">
              <table:table-cell>
                <text:p><text:span text:style-name="T4">get_relation_info_hook</text:span></text:p>
              </table:table-cell>
              <table:table-cell>
                <text:p><text:span text:style-name="T4">plantuner</text:span></text:p>
              </table:table-cell>
              <table:table-cell>
                <text:p><text:span text:style-name="T4">8.3</text:span></text:p>
              </table:table-cell>
            </table:table-row>
            <table:table-row table:style-name="ro1" table:default-cell-style-name="ce3">
              <table:table-cell>
                <text:p><text:span text:style-name="T4">get_relation_stats_hook</text:span></text:p>
              </table:table-cell>
              <table:table-cell/>
              <table:table-cell>
                <text:p><text:span text:style-name="T4">8.4</text:span></text:p>
              </table:table-cell>
            </table:table-row>
            <table:table-row table:style-name="ro1" table:default-cell-style-name="ce3">
              <table:table-cell>
                <text:p><text:span text:style-name="T4">join_search_hook</text:span></text:p>
              </table:table-cell>
              <table:table-cell>
                <text:p><text:span text:style-name="T4">saio</text:span></text:p>
              </table:table-cell>
              <table:table-cell>
                <text:p><text:span text:style-name="T4">8.3</text:span></text:p>
              </table:table-cell>
            </table:table-row>
            <table:table-row table:style-name="ro1" table:default-cell-style-name="ce3">
              <table:table-cell>
                <text:p><text:span text:style-name="T4">needs_fmgr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object_access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planner_hook</text:span></text:p>
              </table:table-cell>
              <table:table-cell>
                <text:p><text:span text:style-name="T4">planinstr</text:span></text:p>
              </table:table-cell>
              <table:table-cell>
                <text:p><text:span text:style-name="T4">8.3</text:span></text:p>
              </table:table-cell>
            </table:table-row>
            <table:table-row table:style-name="ro3" table:default-cell-style-name="ce3">
              <table:table-cell>
                <text:p><text:span text:style-name="T4">shmem_startup_hook</text:span></text:p>
              </table:table-cell>
              <table:table-cell>
                <text:p><text:span text:style-name="T4">pg_stat_statements</text:span></text:p>
              </table:table-cell>
              <table:table-cell>
                <text:p><text:span text:style-name="T4">8.4</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5" draw:layer="layout" svg:width="16.799cm" svg:height="14.113cm" svg:x="2.1cm" svg:y="14.107cm" presentation:class="notes" presentation:user-transformed="true">
            <draw:text-box>
              <text:p><text:span text:style-name="T7">shmem_startup_hook, called when PostgreSQL initializes its shared memory segment</text:span></text:p>
              <text:p><text:span text:style-name="T7">explain_get_index_name_hook, called when explain finds indexes' names</text:span></text:p>
              <text:p><text:span text:style-name="T7">planner_hook, runs when the planner begins, so plugins can monitor or even modify the planner's behavior (http://pgxn.org/dist/planinstr/) to measure planner running time</text:span></text:p>
              <text:p><text:span text:style-name="T7">get_relation_info_hook, allows modification of expansion of the information PostgreSQL gets from the catalogs for a particular relation, including adding fake indexes (</text:span><text:span text:style-name="T7"><text:a xlink:href="http://www.sai.msu.su/~megera/wiki/plantuner">http://www.sai.msu.su/~megera/wiki/plantuner</text:a></text:span><text:span text:style-name="T7"> to enable planner hints which allow enable/disable indexes, fix empty table)</text:span></text:p>
              <text:p><text:span text:style-name="T7">ExplainOneQuery_hook see </text:span><text:span text:style-name="T7"><text:a xlink:href="http://archives.postgresql.org/pgsql-patches/2007-05/msg00421.php">http://archives.postgresql.org/pgsql-patches/2007-05/msg00421.php</text:a></text:span></text:p>
              <text:p><text:span text:style-name="T7">join_search_hook, to let plugins override the join search order portion of the planner; this is specifically intended to simplify developing a replacement for GEQO planning, example module saio (</text:span><text:span text:style-name="T7"><text:a xlink:href="http://pgxn.org/dist/saio/">http://pgxn.org/dist/saio/</text:a></text:span><text:span text:style-name="T7">), a join order search plugin using simulated annealing which provides an experimental planner module that uses a randomised algorithm to try to find the optimal join order</text:span></text:p>
              <text:p><text:span text:style-name="T7">explain_get_index_name, to allow plugins to get control here so that plans involving hypothetical indexes can be explained</text:span></text:p>
              <text:p><text:span text:style-name="T7">fmgr_hook, function manager hook (security definer stuff?)</text:span></text:p>
              <text:p><text:span text:style-name="T7">object_access_hook, module sepgsql</text:span></text:p>
            </draw:text-box>
          </draw:frame>
        </presentation:notes>
      </draw:page>
      <draw:page draw:name="page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And one plugin</text:p>
          </draw:text-box>
        </draw:frame>
        <draw:frame presentation:style-name="pr5" draw:layer="layout" svg:width="25.191cm" svg:height="13.864cm" svg:x="1.399cm" svg:y="4.915cm" presentation:class="outline">
          <draw:text-box>
            <text:list text:style-name="L1">
              <text:list-item>
                <text:p>PlpgSQL_plugin</text:p>
              </text:list-item>
              <text:list-item>
                <text:p>Used by EDB's PL/pgsql debugger, and profiler</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user-transformed="true">
            <draw:text-box>
              <text:p><text:span text:style-name="T8">The PL/pgsql language allows a shared library to hook plugins. AFAIK, its only use is by the debugger, and the profiler written by EnterpriseDB.</text:span></text:p>
              <text:p><text:span text:style-name="T8">Another name (plugin), but same idea behind.</text:span></text:p>
            </draw:text-box>
          </draw:frame>
        </presentation:notes>
      </draw:page>
      <draw:page draw:name="page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How do they work inside PG</text:p>
          </draw:text-box>
        </draw:frame>
        <draw:frame presentation:style-name="pr5" draw:layer="layout" svg:width="25.191cm" svg:height="13.864cm" svg:x="1.399cm" svg:y="4.915cm" presentation:class="outline">
          <draw:text-box>
            <text:list text:style-name="L1">
              <text:list-item>
                <text:p>Hooks consist of global function pointers</text:p>
              </text:list-item>
              <text:list-item>
                <text:p>Initially set to NULL</text:p>
              </text:list-item>
              <text:list-item>
                <text:p>When PostgreSQL wants to use a hook</text:p>
              </text:list-item>
            </text:list>
            <text:list text:style-name="L3">
              <text:list-item>
                <text:list>
                  <text:list-item>
                    <text:p>It checks the global function pointer</text:p>
                  </text:list-item>
                  <text:list-item>
                    <text:p>And executes it if it is set</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layer="layout" svg:width="16.799cm" svg:height="13.364cm" svg:x="2.1cm" svg:y="14.107cm" presentation:class="notes">
            <draw:text-box>
              <text:p>Each hook consists of a global function pointer. It's initialy set to NULL. When PostgreSQL may have to execute it, it checks if the global function pointer is still set to NULL. If it's set to something else, it executes the function pointer.</text:p>
            </draw:text-box>
          </draw:frame>
        </presentation:notes>
      </draw:page>
      <draw:page draw:name="page9"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How do we set the function pointer?</text:p>
          </draw:text-box>
        </draw:frame>
        <draw:frame presentation:style-name="pr8" draw:layer="layout" svg:width="25.191cm" svg:height="13.863cm" svg:x="1.399cm" svg:y="4.915cm" presentation:class="outline">
          <draw:text-box>
            <text:list text:style-name="L1">
              <text:list-item>
                <text:p>A hook function is available in a shared library</text:p>
              </text:list-item>
              <text:list-item>
                <text:p>At load time, PostgreSQL calls the _PG_init() function of the shared library</text:p>
              </text:list-item>
              <text:list-item>
                <text:p>This function needs to set the pointer</text:p>
              </text:list-item>
            </text:list>
            <text:list text:style-name="L3">
              <text:list-item>
                <text:list>
                  <text:list-item>
                    <text:p>And usually saves the previous on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layer="layout" svg:width="16.799cm" svg:height="13.364cm" svg:x="2.1cm" svg:y="14.107cm" presentation:class="notes">
            <draw:text-box>
              <text:p>When PostgreSQL has to load a shared library, it first loads it into memory, and then executes a function called _PG_init. This function is available in most of shared libraries, so that they can initialize memory and stuff like that. For example, we can use that function to set the global function pointer with our own function. It's usually better to save the previous pointer. We may launch it at the beginning or at the end of our own function. We may reset it at unload time.</text:p>
            </draw:text-box>
          </draw:frame>
        </presentation:notes>
      </draw:page>
      <draw:page draw:name="page10"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How do we unset the function pointer?</text:p>
          </draw:text-box>
        </draw:frame>
        <draw:frame presentation:style-name="pr8" draw:layer="layout" svg:width="25.191cm" svg:height="13.863cm" svg:x="1.399cm" svg:y="4.915cm" presentation:class="outline">
          <draw:text-box>
            <text:list text:style-name="L1">
              <text:list-item>
                <text:p>At unload time, PostgreSQL calls the _PG_fini() function of the shared library</text:p>
              </text:list-item>
              <text:list-item>
                <text:p>This function needs to unset the pointer</text:p>
              </text:list-item>
            </text:list>
            <text:list text:style-name="L3">
              <text:list-item>
                <text:list>
                  <text:list-item>
                    <text:p>And usually restores the previous on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9" draw:text-style-name="P4" draw:layer="layout" svg:width="16.799cm" svg:height="13.364cm" svg:x="2.1cm" svg:y="14.107cm" presentation:class="notes">
            <draw:text-box>
              <text:p><text:span text:style-name="T8">We have one function called at load time, we also have one at unload time.</text:span></text:p>
              <text:p><text:span text:style-name="T8">When PostgreSQL needs to unload a shared library, it calls the _PG_fini() function of the shared library. This is the good time to restore the previous value of the function pointer, or at least to set it to NULL.</text:span></text:p>
            </draw:text-box>
          </draw:frame>
        </presentation:notes>
      </draw:page>
      <draw:page draw:name="page1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Declaration</text:p>
              </text:list-item>
            </text:list>
            <text:list text:style-name="L3">
              <text:list-item>
                <text:list>
                  <text:list-item>
                    <text:p>extract from src/include/libpq/auth.h, line 27</text:p>
                    <text:p/>
                    <text:p/>
                  </text:list-item>
                </text:list>
              </text:list-item>
            </text:list>
            <text:p><text:span text:style-name="T9">/* Hook for plugins to get control in ClientAuthentication() */</text:span></text:p>
            <text:p><text:span text:style-name="T9">typedef void (*ClientAuthentication_hook_type) (Port *, int);</text:span></text:p>
            <text:p><text:span text:style-name="T9">extern PGDLLIMPORT ClientAuthentication_hook_type ClientAuthentication_hook;</text:span></text:p>
            <text:list text:style-name="L1">
              <text:list-header>
                <text:p/>
              </text:list-header>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user-transformed="true">
            <draw:text-box>
              <text:p>These two lines declare the ClientAuthentication hook.</text:p>
            </draw:text-box>
          </draw:frame>
        </presentation:notes>
      </draw:page>
      <draw:page draw:name="page1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Set</text:p>
              </text:list-item>
            </text:list>
            <text:list text:style-name="L3">
              <text:list-item>
                <text:list>
                  <text:list-item>
                    <text:p>extract from src/backend/libpq/auth.c, line 215</text:p>
                    <text:p/>
                    <text:p/>
                  </text:list-item>
                </text:list>
              </text:list-item>
            </text:list>
            <text:p><text:span text:style-name="T9">/*</text:span></text:p>
            <text:p><text:span text:style-name="T9"><text:s/></text:span><text:span text:style-name="T9">* This hook allows plugins to get control following client authentication,</text:span></text:p>
            <text:p><text:span text:style-name="T9"><text:s/></text:span><text:span text:style-name="T9">* but before the user has been informed about the results. <text:s/>It could be used</text:span></text:p>
            <text:p><text:span text:style-name="T9"><text:s/></text:span><text:span text:style-name="T9">* to record login events, insert a delay after failed authentication, etc.</text:span></text:p>
            <text:p><text:span text:style-name="T9"><text:s/></text:span><text:span text:style-name="T9">*/</text:span></text:p>
            <text:p><text:span text:style-name="T9">ClientAuthentication_hook_type ClientAuthentication_hook = NULL;</text:span></text:p>
            <text:p><text:span text:style-name="T10"/></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layer="layout" svg:width="16.799cm" svg:height="13.364cm" svg:x="2.1cm" svg:y="14.107cm" presentation:class="notes">
            <draw:text-box>
              <text:p>This line declares and sets the ClientAuthentication_hook to its initial value: NULL.</text:p>
            </draw:text-box>
          </draw:frame>
        </presentation:notes>
      </draw:page>
      <draw:page draw:name="page1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Check, and execute</text:p>
              </text:list-item>
            </text:list>
            <text:list text:style-name="L3">
              <text:list-item>
                <text:list>
                  <text:list-item>
                    <text:p>extract from src/backend/libpq/auth.c, line 580</text:p>
                    <text:p/>
                    <text:p/>
                  </text:list-item>
                </text:list>
              </text:list-item>
            </text:list>
            <text:p><text:span text:style-name="T9"><text:s text:c="4"/></text:span><text:span text:style-name="T9">if (ClientAuthentication_hook)</text:span></text:p>
            <text:p><text:span text:style-name="T9"><text:s text:c="8"/></text:span><text:span text:style-name="T9">(*ClientAuthentication_hook) (port, status);</text:span></text:p>
            <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layer="layout" svg:width="16.799cm" svg:height="13.364cm" svg:x="2.1cm" svg:y="14.107cm" presentation:class="notes">
            <draw:text-box>
              <text:p>These two lines say that the ClientAuthentication hook will be launched if it has been set previously.</text:p>
            </draw:text-box>
          </draw:frame>
        </presentation:notes>
      </draw:page>
      <draw:page draw:name="page14"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Writing hooks</text:p>
          </draw:text-box>
        </draw:frame>
        <draw:frame presentation:style-name="pr5" draw:layer="layout" svg:width="25.191cm" svg:height="13.864cm" svg:x="1.399cm" svg:y="4.915cm" presentation:class="outline">
          <draw:text-box>
            <text:list text:style-name="L1">
              <text:list-item>
                <text:p>Details on some hooks</text:p>
              </text:list-item>
            </text:list>
            <text:list text:style-name="L3">
              <text:list-item>
                <text:list>
                  <text:list-item>
                    <text:p>ClientAuthentication</text:p>
                  </text:list-item>
                  <text:list-item>
                    <text:p>Executor</text:p>
                  </text:list-item>
                  <text:list-item>
                    <text:p>check_password</text:p>
                  </text:list-item>
                </text:list>
              </text:list-item>
            </text:list>
            <text:list text:style-name="L1">
              <text:list-item>
                <text:p>And various examples</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layer="layout" svg:width="16.799cm" svg:height="13.364cm" svg:x="2.1cm" svg:y="14.107cm" presentation:class="notes">
            <draw:text-box>
              <text:p>This part will go into much greater details on some of the available hooks: ClientAuthentication, the Executor ones, and check_password</text:p>
              <text:p>We'll explain how usefull they are, list the already available extensions using them. We'll also see how to write a shared library that use each of these hooks</text:p>
            </draw:text-box>
          </draw:frame>
        </presentation:notes>
      </draw:page>
      <draw:page draw:name="page1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lientAuthentication_hook details</text:p>
          </draw:text-box>
        </draw:frame>
        <draw:frame presentation:style-name="pr5" draw:layer="layout" svg:width="25.191cm" svg:height="13.864cm" svg:x="1.399cm" svg:y="4.915cm" presentation:class="outline">
          <draw:text-box>
            <text:list text:style-name="L1">
              <text:list-item>
                <text:p>Get control</text:p>
              </text:list-item>
            </text:list>
            <text:list text:style-name="L3">
              <text:list-item>
                <text:list>
                  <text:list-item>
                    <text:p>After client authentication</text:p>
                  </text:list-item>
                  <text:list-item>
                    <text:p>But before informing the user</text:p>
                  </text:list-item>
                </text:list>
              </text:list-item>
            </text:list>
            <text:list text:style-name="L1">
              <text:list-item>
                <text:p>Usefull to</text:p>
              </text:list-item>
            </text:list>
            <text:list text:style-name="L3">
              <text:list-item>
                <text:list>
                  <text:list-item>
                    <text:p>Record login events</text:p>
                  </text:list-item>
                  <text:list-item>
                    <text:p>Insert a delay after failed authenticatio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layer="layout" svg:width="16.799cm" svg:height="13.364cm" svg:x="2.1cm" svg:y="14.107cm" presentation:class="notes">
            <draw:text-box>
              <text:p>The ClientAuthentication_hook helps a plugin to get control after the client authentication, but before the client is informed of the result of the authentication.</text:p>
              <text:p>Therefore, the plugin can do other stuff, like record login events (with the result of the authentication), or insert a delay after a failed authentication to avoid DOS attacks.</text:p>
            </draw:text-box>
          </draw:frame>
        </presentation:notes>
      </draw:page>
      <draw:page draw:name="page1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lientAuthentication_hook use</text:p>
          </draw:text-box>
        </draw:frame>
        <draw:frame presentation:style-name="pr5" draw:layer="layout" svg:width="25.191cm" svg:height="13.864cm" svg:x="1.399cm" svg:y="4.915cm" presentation:class="outline">
          <draw:text-box>
            <text:list text:style-name="L1">
              <text:list-item>
                <text:p>Modules using this hook</text:p>
              </text:list-item>
            </text:list>
            <text:list text:style-name="L3">
              <text:list-item>
                <text:list>
                  <text:list-item>
                    <text:p>auth_delay</text:p>
                  </text:list-item>
                  <text:list-item>
                    <text:p>sepgsql</text:p>
                  </text:list-item>
                  <text:list-item>
                    <text:p>connection_limits (https://github.com/tvondra/connection_limit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layer="layout" svg:width="16.799cm" svg:height="13.364cm" svg:x="2.1cm" svg:y="14.107cm" presentation:class="notes">
            <draw:text-box>
              <text:p>Three extensions already use this hook:</text:p>
              <text:list text:style-name="L2">
                <text:list-item>
                  <text:p>auth_delay adds a configurable delay (auth_delay.milliseconds GUC) after a failed attempt to connect</text:p>
                </text:list-item>
                <text:list-item>
                  <text:p>sepgsql adds specific SELinux context to allow a connection</text:p>
                </text:list-item>
                <text:list-item>
                  <text:p>connection_limits, written by Tomas Vondra, and available on GitHub, allows more control on the limit of connections than the max_connections GUC (per user, per database, and per IP)</text:p>
                </text:list-item>
              </text:list>
            </draw:text-box>
          </draw:frame>
        </presentation:notes>
      </draw:page>
      <draw:page draw:name="page17"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lientAuthentication_hook function</text:p>
          </draw:text-box>
        </draw:frame>
        <draw:frame presentation:style-name="pr8" draw:layer="layout" svg:width="25.191cm" svg:height="13.863cm" svg:x="1.399cm" svg:y="4.915cm" presentation:class="outline">
          <draw:text-box>
            <text:list text:style-name="L1">
              <text:list-item>
                <text:p>Two parameters</text:p>
              </text:list-item>
            </text:list>
            <text:list text:style-name="L3">
              <text:list-item>
                <text:list>
                  <text:list-item>
                    <text:p>f (Port *port, int status)</text:p>
                  </text:list-item>
                </text:list>
              </text:list-item>
            </text:list>
            <text:list text:style-name="L1">
              <text:list-item>
                <text:p>Port is a complete structure described in include/libpq/libpq-be.h</text:p>
              </text:list-item>
            </text:list>
            <text:list text:style-name="L3">
              <text:list-item>
                <text:list>
                  <text:list-item>
                    <text:p>remote_host, remote_hostname, remote_port, database_name, user_name, guc_options, etc.</text:p>
                  </text:list-item>
                </text:list>
              </text:list-item>
            </text:list>
            <text:list text:style-name="L1">
              <text:list-item>
                <text:p>Status is a status code</text:p>
              </text:list-item>
            </text:list>
            <text:list text:style-name="L3">
              <text:list-item>
                <text:list>
                  <text:list-item>
                    <text:p>STATUS_ERROR, STATUS_OK</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9" draw:layer="layout" svg:width="16.799cm" svg:height="13.364cm" svg:x="2.1cm" svg:y="14.107cm" presentation:class="notes">
            <draw:text-box>
              <text:p>The ClientAuthentication_hook function requires two parameters: a Port structure, and a status code.</text:p>
              <text:p>The first one gives lots of information on the connection to the hook function: user name, database name, GUC options, etc.</text:p>
              <text:p>The second one is a status code, mostly a boolean value (OK or error).</text:p>
            </draw:text-box>
          </draw:frame>
        </presentation:notes>
      </draw:page>
      <draw:page draw:name="page1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5" draw:layer="layout" svg:width="25.191cm" svg:height="13.864cm" svg:x="1.399cm" svg:y="4.915cm" presentation:class="outline">
          <draw:text-box>
            <text:list text:style-name="L1">
              <text:list-item>
                <text:p>Example: forbid connection if a file is present</text:p>
              </text:list-item>
              <text:list-item>
                <text:p>Needs two functions</text:p>
              </text:list-item>
            </text:list>
            <text:list text:style-name="L3">
              <text:list-item>
                <text:list>
                  <text:list-item>
                    <text:p>One to install the hook</text:p>
                  </text:list-item>
                  <text:list-item>
                    <text:p>Another one to check availability of the file, and allow or deny connectio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layer="layout" svg:width="16.799cm" svg:height="13.364cm" svg:x="2.1cm" svg:y="14.107cm" presentation:class="notes">
            <draw:text-box>
              <text:p>Here is an example of a new extension using the ClientAuthentication_hook.</text:p>
              <text:p>Our example will deny connections if a specific file is present.</text:p>
              <text:p>We need two functions:</text:p>
              <text:list text:style-name="L2">
                <text:list-item>
                  <text:p>The first one will install the hook (IOW, set the ClientAuthentication_hook global function pointer) ;</text:p>
                </text:list-item>
                <text:list-item>
                  <text:p>The second one will check the availability of the file, and choose to allow or deny connections.</text:p>
                </text:list-item>
              </text:list>
            </draw:text-box>
          </draw:frame>
        </presentation:notes>
      </draw:page>
      <draw:page draw:name="page19"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6" draw:layer="layout" svg:width="25.191cm" svg:height="13.864cm" svg:x="1.399cm" svg:y="4.915cm" presentation:class="outline" presentation:user-transformed="true">
          <draw:text-box>
            <text:list text:style-name="L1">
              <text:list-item>
                <text:p>First, initialize the hook</text:p>
                <text:p><text:span text:style-name="T11"/></text:p>
              </text:list-item>
            </text:list>
            <text:p text:style-name="P6"><text:span text:style-name="T12">static ClientAuthentication_hook_type next_client_auth_hook = NULL;</text:span></text:p>
            <text:p text:style-name="P6"><text:span text:style-name="T12">/* Module entry point */ </text:span></text:p>
            <text:p text:style-name="P6"><text:span text:style-name="T12">void </text:span></text:p>
            <text:p text:style-name="P6"><text:span text:style-name="T12">_PG_init(void) </text:span></text:p>
            <text:p text:style-name="P6"><text:span text:style-name="T12">{ </text:span></text:p>
            <text:p text:style-name="P6"><text:span text:style-name="T12"><text:s text:c="4"/></text:span><text:span text:style-name="T12">next_client_auth_hook = ClientAuthentication_hook; </text:span></text:p>
            <text:p text:style-name="P6"><text:span text:style-name="T12"><text:s text:c="4"/></text:span><text:span text:style-name="T12">ClientAuthentication_hook = my_client_auth; </text:span></text:p>
            <text:p text:style-name="P6"><text:span text:style-name="T12">} </text:span></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layer="layout" svg:width="16.799cm" svg:height="13.364cm" svg:x="2.1cm" svg:y="14.107cm" presentation:class="notes">
            <draw:text-box>
              <text:p>The initialization of the hook must happen in the _PG_init function. This function is called when PostgreSQL loads the shared library.</text:p>
              <text:p>The first line saves the previous ClientAuthentication_hook. The second line changes the hook with our own function.</text:p>
            </draw:text-box>
          </draw:frame>
        </presentation:notes>
      </draw:page>
      <draw:page draw:name="page2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6" draw:layer="layout" svg:width="25.191cm" svg:height="13.864cm" svg:x="1.399cm" svg:y="4.915cm" presentation:class="outline" presentation:user-transformed="true">
          <draw:text-box>
            <text:list text:style-name="L1">
              <text:list-item>
                <text:p>Check availability of the file, and allow or deny connection</text:p>
                <text:p/>
              </text:list-item>
            </text:list>
            <text:p text:style-name="P7"><text:span text:style-name="T9">static void my_client_auth(Port *port, int status) </text:span></text:p>
            <text:p text:style-name="P7"><text:span text:style-name="T9">{ </text:span></text:p>
            <text:p text:style-name="P7"><text:span text:style-name="T9"><text:s text:c="4"/></text:span><text:span text:style-name="T9">struct stat buf; </text:span></text:p>
            <text:p text:style-name="P7"><text:span text:style-name="T9"/></text:p>
            <text:p text:style-name="P7"><text:span text:style-name="T9"><text:s text:c="4"/></text:span><text:span text:style-name="T9">if (next_client_auth_hook) </text:span></text:p>
            <text:p text:style-name="P7"><text:span text:style-name="T9"><text:s text:c="8"/></text:span><text:span text:style-name="T9">(*next_client_auth_hook) (port, status); </text:span></text:p>
            <text:p text:style-name="P7"><text:span text:style-name="T9"/></text:p>
            <text:p text:style-name="P7"><text:span text:style-name="T9"><text:s text:c="4"/></text:span><text:span text:style-name="T9">if (status != STATUS_OK) </text:span></text:p>
            <text:p text:style-name="P7"><text:span text:style-name="T9"><text:s text:c="8"/></text:span><text:span text:style-name="T9">return; </text:span></text:p>
            <text:p text:style-name="P7"><text:span text:style-name="T9"/></text:p>
            <text:p text:style-name="P7"><text:span text:style-name="T9"><text:s text:c="4"/></text:span><text:span text:style-name="T9">if(!stat("/tmp/connection.stopped", &amp;buf)) </text:span></text:p>
            <text:p text:style-name="P7"><text:span text:style-name="T9"><text:s text:c="8"/></text:span><text:span text:style-name="T9">ereport(FATAL, (errcode(ERRCODE_INTERNAL_ERROR),</text:span></text:p>
            <text:p text:style-name="P7"><text:span text:style-name="T9"><text:s text:c="12"/></text:span><text:span text:style-name="T9">errmsg("Connection not authorized!!"))); </text:span></text:p>
            <text:p text:style-name="P7"><text:span text:style-name="T9">} </text:span></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3" draw:layer="layout" svg:width="16.799cm" svg:height="13.364cm" svg:x="2.1cm" svg:y="14.107cm" presentation:class="notes">
            <draw:text-box>
              <text:p>Here is the function that does the actual work.</text:p>
              <text:p>If a previous hook was set, we first call it.</text:p>
              <text:p>If the result of its execution is to deny the connection, there is no need to execute our own code. We simply return with a “not OK” status.</text:p>
              <text:p>If the previous hook allows the connection, we then need to check for the presence of the file (here, /tmp/connection.stopped). If it cannot find the file, we use ereport() to deny properly the connection.</text:p>
            </draw:text-box>
          </draw:frame>
        </presentation:notes>
      </draw:page>
      <draw:page draw:name="page2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ecutor hooks details</text:p>
          </draw:text-box>
        </draw:frame>
        <draw:frame presentation:style-name="pr10" draw:layer="layout" svg:width="25.191cm" svg:height="14.174cm" svg:x="1.399cm" svg:y="4.915cm" presentation:class="outline" presentation:user-transformed="true">
          <draw:text-box>
            <text:list text:style-name="L1">
              <text:list-item>
                <text:p>Start</text:p>
              </text:list-item>
            </text:list>
            <text:list text:style-name="L3">
              <text:list-item>
                <text:list>
                  <text:list-item>
                    <text:p>beginning of execution of a query plan</text:p>
                  </text:list-item>
                </text:list>
              </text:list-item>
            </text:list>
            <text:list text:style-name="L1">
              <text:list-item>
                <text:p>Run</text:p>
              </text:list-item>
            </text:list>
            <text:list text:style-name="L3">
              <text:list-item>
                <text:list>
                  <text:list-item>
                    <text:p>Accepts direction, and count</text:p>
                  </text:list-item>
                  <text:list-item>
                    <text:p>May be called more than once</text:p>
                  </text:list-item>
                </text:list>
              </text:list-item>
            </text:list>
            <text:list text:style-name="L1">
              <text:list-item>
                <text:p>Finish</text:p>
              </text:list-item>
            </text:list>
            <text:list text:style-name="L3">
              <text:list-item>
                <text:list>
                  <text:list-item>
                    <text:p>After the final ExecutorRun call</text:p>
                  </text:list-item>
                </text:list>
              </text:list-item>
            </text:list>
            <text:list text:style-name="L1">
              <text:list-item>
                <text:p>End</text:p>
              </text:list-item>
            </text:list>
            <text:list text:style-name="L3">
              <text:list-item>
                <text:list>
                  <text:list-item>
                    <text:p>End of execution of a query pl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layer="layout" svg:width="16.799cm" svg:height="13.364cm" svg:x="2.1cm" svg:y="14.107cm" presentation:class="notes">
            <draw:text-box>
              <text:p>There are four hooks for the Executor. The ExecutorStart_hook is executed at the beginning of the execution of a query plan. The ExecutorRun_hook may be called more than once, to process all tuples for a plan. Sometimes, it may stop before processing all tuples. It accepts direction (forward, or backward), and tuples count. The ExecutorFinish_hook is executed after the final ExecutorRun call, and before the ExecutorEnd. This last hook function is called at the end of the execution of the query plan.</text:p>
            </draw:text-box>
          </draw:frame>
        </presentation:notes>
      </draw:page>
      <draw:page draw:name="page2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ecutor hooks use</text:p>
          </draw:text-box>
        </draw:frame>
        <draw:frame presentation:style-name="pr11" draw:layer="layout" svg:width="25.191cm" svg:height="13.945cm" svg:x="1.399cm" svg:y="4.915cm" presentation:class="outline" presentation:user-transformed="true">
          <draw:text-box>
            <text:list text:style-name="L1">
              <text:list-item>
                <text:p>Usefull to get informations on executed queries</text:p>
              </text:list-item>
              <text:list-item>
                <text:p>Already used by</text:p>
              </text:list-item>
            </text:list>
            <text:list text:style-name="L3">
              <text:list-item>
                <text:list>
                  <text:list-item>
                    <text:p>pg_stat_statements</text:p>
                  </text:list-item>
                  <text:list-item>
                    <text:p>auto_explain</text:p>
                  </text:list-item>
                  <text:list-item>
                    <text:p>pg_log_userqueries http://pgxn.org/dist/pg_log_userqueries/</text:p>
                  </text:list-item>
                  <text:list-item>
                    <text:p>query_histogram http://pgxn.org/dist/query_histogram/</text:p>
                  </text:list-item>
                  <text:list-item>
                    <text:p>query_recorder http://pgxn.org/dist/query_recorder/</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layer="layout" svg:width="16.799cm" svg:height="13.364cm" svg:x="2.1cm" svg:y="14.107cm" presentation:class="notes">
            <draw:text-box>
              <text:p>The executor hooks are the most used hooks in PostgreSQL. There are two contrib modules, and three extensions available that use these hooks.</text:p>
              <text:p>pg_stat_statement is a contrib module that grabs some statistics on the queries executed.</text:p>
              <text:p>auto_explain uses the hooks to automatically log the explain plan of each query.</text:p>
              <text:p>pg_log_userqueries is an extension that logs all queries according to some new GUC (per database, user, user attribute).</text:p>
              <text:p>query_histogram is another extension that builds a duration histogram of the executed queries.</text:p>
              <text:p>query_recorder is yet another extension to log queries in one or more files, according to the configuration (GUC parameters).</text:p>
            </draw:text-box>
          </draw:frame>
        </presentation:notes>
      </draw:page>
      <draw:page draw:name="page2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n ExecutorEnd_hook</text:p>
          </draw:text-box>
        </draw:frame>
        <draw:frame presentation:style-name="pr6" draw:layer="layout" svg:width="25.191cm" svg:height="13.864cm" svg:x="1.399cm" svg:y="4.915cm" presentation:class="outline" presentation:user-transformed="true">
          <draw:text-box>
            <text:list text:style-name="L1">
              <text:list-item>
                <text:p>Example: log queries executed by superuser only</text:p>
              </text:list-item>
              <text:list-item>
                <text:p>Needs three functions</text:p>
              </text:list-item>
            </text:list>
            <text:list text:style-name="L3">
              <text:list-item>
                <text:list>
                  <text:list-item>
                    <text:p>One to install the hook</text:p>
                  </text:list-item>
                  <text:list-item>
                    <text:p>One to uninstall the hook</text:p>
                  </text:list-item>
                  <text:list-item>
                    <text:p>And a last one to do the job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layer="layout" svg:width="16.799cm" svg:height="13.364cm" svg:x="2.1cm" svg:y="14.107cm" presentation:class="notes">
            <draw:text-box>
              <text:p>For this example, we'll log queries executed only by superusers.</text:p>
              <text:p>To do that, we need three functions. One to install the hook, one to uninstall it (which is optional for us), and a last one to write the log if the user has the SUPERUSER attribute.</text:p>
            </draw:text-box>
          </draw:frame>
        </presentation:notes>
      </draw:page>
      <draw:page draw:name="page2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6" draw:layer="layout" svg:width="25.191cm" svg:height="13.864cm" svg:x="1.399cm" svg:y="4.915cm" presentation:class="outline" presentation:user-transformed="true">
          <draw:text-box>
            <text:list text:style-name="L1">
              <text:list-item>
                <text:p>First, install the hook</text:p>
                <text:p><text:span text:style-name="T11"/></text:p>
              </text:list-item>
            </text:list>
            <text:p text:style-name="P6"><text:span text:style-name="T12">/* Saved hook values in case of unload */</text:span></text:p>
            <text:p text:style-name="P6"><text:span text:style-name="T12">static ExecutorEnd_hook_type prev_ExecutorEnd = NULL;</text:span></text:p>
            <text:p text:style-name="P6"><text:span text:style-name="T12"/></text:p>
            <text:p text:style-name="P6"><text:span text:style-name="T12">void _PG_init(void)</text:span></text:p>
            <text:p text:style-name="P6"><text:span text:style-name="T12">{</text:span></text:p>
            <text:p text:style-name="P6"><text:span text:style-name="T12"><text:s text:c="2"/></text:span><text:span text:style-name="T12">prev_ExecutorEnd = ExecutorEnd_hook;</text:span></text:p>
            <text:p text:style-name="P6"><text:span text:style-name="T12"><text:s text:c="2"/></text:span><text:span text:style-name="T12">ExecutorEnd_hook = pgluq_ExecutorEnd;</text:span></text:p>
            <text:p text:style-name="P6"><text:span text:style-name="T12">}</text:span></text:p>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text-style-name="P4" draw:layer="layout" svg:width="16.799cm" svg:height="13.364cm" svg:x="2.1cm" svg:y="14.107cm" presentation:class="notes">
            <draw:text-box>
              <text:p><text:span text:style-name="T8">This function saves the previous hook on ExecutorEnd_hook, and installs our own function as the new hook.</text:span></text:p>
            </draw:text-box>
          </draw:frame>
        </presentation:notes>
      </draw:page>
      <draw:page draw:name="page2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12" draw:layer="layout" svg:width="25.191cm" svg:height="15.891cm" svg:x="1.399cm" svg:y="3.427cm" presentation:class="outline" presentation:user-transformed="true">
          <draw:text-box>
            <text:list text:style-name="L1">
              <text:list-item>
                <text:p>The hook itself:</text:p>
              </text:list-item>
            </text:list>
            <text:list text:style-name="L3">
              <text:list-item>
                <text:list>
                  <text:list-item>
                    <text:p>check if the user has the superuser attribute</text:p>
                  </text:list-item>
                  <text:list-item>
                    <text:p>log (or not) the query</text:p>
                  </text:list-item>
                  <text:list-item>
                    <text:p>fire the next hook or the default one</text:p>
                  </text:list-item>
                </text:list>
              </text:list-item>
            </text:list>
            <text:p text:style-name="P7"><text:span text:style-name="T9">static void</text:span></text:p>
            <text:p text:style-name="P7"><text:span text:style-name="T9">pgluq_ExecutorEnd(QueryDesc *queryDesc)</text:span></text:p>
            <text:p text:style-name="P7"><text:span text:style-name="T9">{</text:span></text:p>
            <text:p text:style-name="P7"><text:span text:style-name="T9"><text:s text:c="2"/></text:span><text:span text:style-name="T9">Assert(query != NULL);</text:span></text:p>
            <text:p text:style-name="P7"><text:span text:style-name="T9"/></text:p>
            <text:p text:style-name="P7"><text:span text:style-name="T9"><text:s text:c="2"/></text:span><text:span text:style-name="T9">if (superuser())</text:span></text:p>
            <text:p text:style-name="P7"><text:span text:style-name="T9"><text:s text:c="4"/></text:span><text:span text:style-name="T9">elog(log_level, "superuser %s fired this query %s", </text:span></text:p>
            <text:p text:style-name="P7"><text:span text:style-name="T9"><text:s text:c="9"/></text:span><text:span text:style-name="T9">GetUserNameFromId(GetUserId()),</text:span></text:p>
            <text:p text:style-name="P7"><text:span text:style-name="T9"><text:s text:c="9"/></text:span><text:span text:style-name="T9">query);</text:span></text:p>
            <text:p text:style-name="P7"><text:span text:style-name="T9"/></text:p>
            <text:p text:style-name="P7"><text:span text:style-name="T9"><text:s text:c="2"/></text:span><text:span text:style-name="T9">if (prev_ExecutorEnd)</text:span></text:p>
            <text:p text:style-name="P7"><text:span text:style-name="T9"><text:s text:c="4"/></text:span><text:span text:style-name="T9">prev_ExecutorEnd(queryDesc);</text:span></text:p>
            <text:p text:style-name="P7"><text:span text:style-name="T9"><text:s text:c="2"/></text:span><text:span text:style-name="T9">else</text:span></text:p>
            <text:p text:style-name="P7"><text:span text:style-name="T9"><text:s text:c="4"/></text:span><text:span text:style-name="T9">standard_ExecutorEnd(queryDesc);</text:span></text:p>
            <text:p text:style-name="P7"><text:span text:style-name="T9">}</text:span></text:p>
            <text:p text:style-name="P7"><text:span text:style-name="T9"/></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3" draw:text-style-name="P4" draw:layer="layout" svg:width="16.799cm" svg:height="13.364cm" svg:x="2.1cm" svg:y="14.107cm" presentation:class="notes">
            <draw:text-box>
              <text:p><text:span text:style-name="T8">This function first checks if the user is a superuser. If he is, it calls elog() to log the query and the username.</text:span></text:p>
              <text:p><text:span text:style-name="T8">Then, it executes the previous ExecutorEnd_hook if there was one.</text:span></text:p>
            </draw:text-box>
          </draw:frame>
        </presentation:notes>
      </draw:page>
      <draw:page draw:name="page2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6" draw:layer="layout" svg:width="25.191cm" svg:height="13.864cm" svg:x="1.399cm" svg:y="4.915cm" presentation:class="outline" presentation:user-transformed="true">
          <draw:text-box>
            <text:list text:style-name="L1">
              <text:list-item>
                <text:p>Finally, uninstall the hook</text:p>
                <text:p><text:span text:style-name="T11"/></text:p>
              </text:list-item>
            </text:list>
            <text:p text:style-name="P6"><text:span text:style-name="T12">void _PG_fini(void)</text:span></text:p>
            <text:p text:style-name="P6"><text:span text:style-name="T12">{</text:span></text:p>
            <text:p text:style-name="P6"><text:span text:style-name="T12"><text:s text:c="2"/></text:span><text:span text:style-name="T12">ExecutorEnd_hook = prev_ExecutorEnd;</text:span></text:p>
            <text:p text:style-name="P6"><text:span text:style-name="T12">}</text:span></text:p>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3" draw:text-style-name="P4" draw:layer="layout" svg:width="16.799cm" svg:height="13.364cm" svg:x="2.1cm" svg:y="14.107cm" presentation:class="notes">
            <draw:text-box>
              <text:p><text:span text:style-name="T8">And this last function sets the hook with the previous ExecutorEnd_hook.</text:span></text:p>
            </draw:text-box>
          </draw:frame>
        </presentation:notes>
      </draw:page>
      <draw:page draw:name="page2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heck_password hook details</text:p>
          </draw:text-box>
        </draw:frame>
        <draw:frame presentation:style-name="pr13" draw:layer="layout" svg:width="25.191cm" svg:height="15.01cm" svg:x="1.399cm" svg:y="3.811cm" presentation:class="outline" presentation:user-transformed="true">
          <draw:text-box>
            <text:list text:style-name="L1">
              <text:list-item>
                <text:p>Get control</text:p>
              </text:list-item>
            </text:list>
            <text:list text:style-name="L3">
              <text:list-item>
                <text:list>
                  <text:list-item>
                    <text:p>When CREATE/ALTER USER is executed</text:p>
                  </text:list-item>
                  <text:list-item>
                    <text:p>But before commiting</text:p>
                  </text:list-item>
                </text:list>
              </text:list-item>
            </text:list>
            <text:list text:style-name="L1">
              <text:list-item>
                <text:p>Usefull to</text:p>
              </text:list-item>
            </text:list>
            <text:list text:style-name="L3">
              <text:list-item>
                <text:list>
                  <text:list-item>
                    <text:p>Check the password according to some enterprise rules</text:p>
                  </text:list-item>
                  <text:list-item>
                    <text:p>Log change of passwords</text:p>
                  </text:list-item>
                  <text:list-item>
                    <text:p>Disallow plain text passwords</text:p>
                  </text:list-item>
                </text:list>
              </text:list-item>
            </text:list>
            <text:list text:style-name="L1">
              <text:list-item>
                <text:p>Major issue</text:p>
              </text:list-item>
            </text:list>
            <text:list text:style-name="L3">
              <text:list-item>
                <text:list>
                  <text:list-item>
                    <text:p>Less effective with encrypted passwords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3" draw:text-style-name="P4" draw:layer="layout" svg:width="16.799cm" svg:height="13.364cm" svg:x="2.1cm" svg:y="14.107cm" presentation:class="notes">
            <draw:text-box>
              <text:p><text:span text:style-name="T8">The check_password hook enables an extension to get control when a user executes a CREATE USER or ALTER USER query. It gets control before the statement is commited.</text:span></text:p>
              <text:p><text:span text:style-name="T8">It's pretty usefull to check the password according to some enterprise rules. It can be used to log changes of passwords, and to deny using plain text passwords in CREATE/ALTER USER statements.</text:span></text:p>
              <text:p><text:span text:style-name="T8">It also has a major drawback: it's quite less effective with encrypted passwords. It's much more difficult and time consuming to check the password against a plain text dictionary because you need to compute the MD5 checksum for each word, and compare the result to the encrypted password.</text:span></text:p>
            </draw:text-box>
          </draw:frame>
        </presentation:notes>
      </draw:page>
      <draw:page draw:name="page2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heck_password hook use</text:p>
          </draw:text-box>
        </draw:frame>
        <draw:frame presentation:style-name="pr6" draw:layer="layout" svg:width="25.191cm" svg:height="13.864cm" svg:x="1.399cm" svg:y="4.915cm" presentation:class="outline" presentation:user-transformed="true">
          <draw:text-box>
            <text:list text:style-name="L1">
              <text:list-item>
                <text:p>Usefull to check password strength</text:p>
              </text:list-item>
              <text:list-item>
                <text:p>Already used by</text:p>
              </text:list-item>
            </text:list>
            <text:list text:style-name="L3">
              <text:list-item>
                <text:list>
                  <text:list-item>
                    <text:p>passwordcheck</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3" draw:text-style-name="P4" draw:layer="layout" svg:width="16.799cm" svg:height="13.364cm" svg:x="2.1cm" svg:y="14.107cm" presentation:class="notes" presentation:user-transformed="true">
            <draw:text-box>
              <text:p>The main use of this hook is to check password strength.</text:p>
              <text:p>Hence, the only extension known now is passwordcheck, which is a contrib module available in the PostgreSQL distribution. It makes a few checks to be sure the password is not too weak. If you want to use it, make sure you read the source to make the changes you want, so that it really stick to your entreprise rules. Using Cracklib is quite easy to, just a few lines to uncomment.</text:p>
              <text:p/>
            </draw:text-box>
          </draw:frame>
        </presentation:notes>
      </draw:page>
      <draw:page draw:name="page29"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heck_password_hook function</text:p>
          </draw:text-box>
        </draw:frame>
        <draw:frame presentation:style-name="pr8" draw:layer="layout" svg:width="25.191cm" svg:height="13.863cm" svg:x="1.399cm" svg:y="4.915cm" presentation:class="outline" presentation:user-transformed="true">
          <draw:text-box>
            <text:list text:style-name="L1">
              <text:list-item>
                <text:p>Five parameters</text:p>
              </text:list-item>
            </text:list>
            <text:list text:style-name="L3">
              <text:list-item>
                <text:list>
                  <text:list-item>
                    <text:p>const char *username, const char *password, int password_type, Datum validuntil_time, bool validuntil_null</text:p>
                  </text:list-item>
                </text:list>
              </text:list-item>
            </text:list>
            <text:list text:style-name="L1">
              <text:list-item>
                <text:p>password_type</text:p>
              </text:list-item>
            </text:list>
            <text:list text:style-name="L3">
              <text:list-item>
                <text:list>
                  <text:list-item>
                    <text:p>PASSWORD_TYPE_PLAINTEXT</text:p>
                  </text:list-item>
                  <text:list-item>
                    <text:p>PASSWORD_TYPE_MD5</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9" draw:text-style-name="P4" draw:layer="layout" svg:width="16.799cm" svg:height="13.364cm" svg:x="2.1cm" svg:y="14.107cm" presentation:class="notes">
            <draw:text-box>
              <text:p><text:span text:style-name="T8">This hook function takes much more parameters. Username and password are self explanatory.</text:span></text:p>
              <text:p><text:span text:style-name="T8">password_type allows the hook function to know if it is an encrypted password or a plain text one. An encrypted password is always encrypted with MD5. Crypt was available until the 8.4 release.</text:span></text:p>
              <text:p><text:span text:style-name="T8">The validuntil_* parameters give informations on the validity timestamp limit on the password.</text:span></text:p>
            </draw:text-box>
          </draw:frame>
        </presentation:notes>
      </draw:page>
      <draw:page draw:name="page3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4.915cm" presentation:class="outline" presentation:user-transformed="true">
          <draw:text-box>
            <text:list text:style-name="L1">
              <text:list-item>
                <text:p>Example: disallow plain text passwords</text:p>
              </text:list-item>
              <text:list-item>
                <text:p>Needs two functions</text:p>
              </text:list-item>
            </text:list>
            <text:list text:style-name="L3">
              <text:list-item>
                <text:list>
                  <text:list-item>
                    <text:p>One to install the hook</text:p>
                  </text:list-item>
                  <text:list-item>
                    <text:p>One to check the password</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3" draw:text-style-name="P4" draw:layer="layout" svg:width="16.799cm" svg:height="13.364cm" svg:x="2.1cm" svg:y="14.107cm" presentation:class="notes">
            <draw:text-box>
              <text:p><text:span text:style-name="T8">For this third example, we'll disallow the use of plain text passwords. We need two functions: one to install the hook, one to check the password.</text:span></text:p>
            </draw:text-box>
          </draw:frame>
        </presentation:notes>
      </draw:page>
      <draw:page draw:name="page3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4.915cm" presentation:class="outline" presentation:user-transformed="true">
          <draw:text-box>
            <text:list text:style-name="L1">
              <text:list-item>
                <text:p>First, install the hook</text:p>
                <text:p><text:span text:style-name="T11"/></text:p>
              </text:list-item>
            </text:list>
            <text:p text:style-name="P6"><text:span text:style-name="T12">void _PG_init(void)</text:span></text:p>
            <text:p text:style-name="P6"><text:span text:style-name="T12">{</text:span></text:p>
            <text:p text:style-name="P6"><text:span text:style-name="T12"><text:s text:c="2"/></text:span><text:span text:style-name="T12">check_password_hook = check_password;</text:span></text:p>
            <text:p text:style-name="P6"><text:span text:style-name="T12">}</text:span></text:p>
          </draw:text-box>
        </draw:frame>
        <presentation:notes draw:style-name="dp2">
          <draw:page-thumbnail draw:style-name="gr1" draw:layer="layout" svg:width="14.848cm" svg:height="11.136cm" svg:x="3.075cm" svg:y="2.257cm" draw:page-number="31" presentation:class="page"/>
          <draw:frame presentation:style-name="pr3" draw:text-style-name="P4" draw:layer="layout" svg:width="16.799cm" svg:height="13.364cm" svg:x="2.1cm" svg:y="14.107cm" presentation:class="notes">
            <draw:text-box>
              <text:p><text:span text:style-name="T8">Installing the hook is really easy. We just need to initialize the global function pointer to our function. We could save the previous value, but don't show this here as we already showed that before.</text:span></text:p>
            </draw:text-box>
          </draw:frame>
        </presentation:notes>
      </draw:page>
      <draw:page draw:name="page3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3.427cm" presentation:class="outline" presentation:user-transformed="true">
          <draw:text-box>
            <text:list text:style-name="L1">
              <text:list-item>
                <text:p>The hook itself:</text:p>
              </text:list-item>
            </text:list>
            <text:list text:style-name="L3">
              <text:list-item>
                <text:list>
                  <text:list-item>
                    <text:p>check if the password is encrypted</text:p>
                  </text:list-item>
                </text:list>
              </text:list-item>
            </text:list>
            <text:p text:style-name="P7"><text:span text:style-name="T9">static void</text:span></text:p>
            <text:p text:style-name="P7"><text:span text:style-name="T9">check_password(const char *username,</text:span></text:p>
            <text:p text:style-name="P7"><text:span text:style-name="T9"><text:s text:c="2"/></text:span><text:span text:style-name="T9">const char *password, int password_type,</text:span></text:p>
            <text:p text:style-name="P7"><text:span text:style-name="T9"><text:s text:c="2"/></text:span><text:span text:style-name="T9">Datum validuntil_time, bool validuntil_null)</text:span></text:p>
            <text:p text:style-name="P7"><text:span text:style-name="T9">{</text:span></text:p>
            <text:p text:style-name="P7"><text:span text:style-name="T9"><text:s text:c="2"/></text:span><text:span text:style-name="T9">if (password_type == PASSWORD_TYPE_PLAINTEXT)</text:span></text:p>
            <text:p text:style-name="P7"><text:span text:style-name="T9"><text:s text:c="2"/></text:span><text:span text:style-name="T9">{</text:span></text:p>
            <text:p text:style-name="P7"><text:span text:style-name="T9"><text:s text:c="4"/></text:span><text:span text:style-name="T9">ereport(ERROR,</text:span></text:p>
            <text:p text:style-name="P7"><text:span text:style-name="T9"><text:s text:c="6"/></text:span><text:span text:style-name="T9">(errcode(ERRCODE_INVALID_PARAMETER_VALUE),</text:span></text:p>
            <text:p text:style-name="P7"><text:span text:style-name="T9"><text:s text:c="7"/></text:span><text:span text:style-name="T9">errmsg("password is not encrypted")));</text:span></text:p>
            <text:p text:style-name="P7"><text:span text:style-name="T9"><text:s text:c="2"/></text:span><text:span text:style-name="T9">}</text:span></text:p>
            <text:p text:style-name="P7"><text:span text:style-name="T9">}</text:span></text:p>
            <text:p text:style-name="P7"><text:span text:style-name="T9"/></text:p>
          </draw:text-box>
        </draw:frame>
        <presentation:notes draw:style-name="dp2">
          <draw:page-thumbnail draw:style-name="gr1" draw:layer="layout" svg:width="14.848cm" svg:height="11.136cm" svg:x="3.075cm" svg:y="2.257cm" draw:page-number="32" presentation:class="page"/>
          <draw:frame presentation:style-name="pr3" draw:text-style-name="P4" draw:layer="layout" svg:width="16.799cm" svg:height="13.364cm" svg:x="2.1cm" svg:y="14.107cm" presentation:class="notes">
            <draw:text-box>
              <text:p><text:span text:style-name="T8">The hook itself is here. It only checks the password type, and calls the ereport() function if it is a plaintext password.</text:span></text:p>
            </draw:text-box>
          </draw:frame>
        </presentation:notes>
      </draw:page>
      <draw:page draw:name="page33"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ompiling hooks</text:p>
          </draw:text-box>
        </draw:frame>
        <draw:frame presentation:style-name="pr8" draw:layer="layout" svg:width="25.191cm" svg:height="13.863cm" svg:x="1.399cm" svg:y="4.915cm" presentation:class="outline">
          <draw:text-box>
            <text:list text:style-name="L1">
              <text:list-item>
                <text:p>Usual Makefile</text:p>
              </text:list-item>
            </text:list>
            <text:p text:style-name="P7"><text:span text:style-name="T9">MODULE_big = your_hook</text:span></text:p>
            <text:p text:style-name="P7"><text:span text:style-name="T9">OBJS = your_hook.o</text:span></text:p>
            <text:p text:style-name="P7"><text:span text:style-name="T9"/></text:p>
            <text:p text:style-name="P7"><text:span text:style-name="T9">ifdef USE_PGXS</text:span></text:p>
            <text:p text:style-name="P7"><text:span text:style-name="T9">PG_CONFIG = pg_config</text:span></text:p>
            <text:p text:style-name="P7"><text:span text:style-name="T9">PGXS := $(shell $(PG_CONFIG) --pgxs)</text:span></text:p>
            <text:p text:style-name="P7"><text:span text:style-name="T9">include $(PGXS)</text:span></text:p>
            <text:p text:style-name="P7"><text:span text:style-name="T9">else</text:span></text:p>
            <text:p text:style-name="P7"><text:span text:style-name="T9">subdir = contrib/your_hook</text:span></text:p>
            <text:p text:style-name="P7"><text:span text:style-name="T9">top_builddir = ../..</text:span></text:p>
            <text:p text:style-name="P7"><text:span text:style-name="T9">include $(top_builddir)/src/Makefile.global</text:span></text:p>
            <text:p text:style-name="P7"><text:span text:style-name="T9">include $(top_srcdir)/contrib/contrib-global.mk</text:span></text:p>
            <text:p text:style-name="P7"><text:span text:style-name="T9">endif</text:span></text:p>
            <text:p text:style-name="P7"><text:span text:style-name="T9"/></text:p>
            <text:list text:continue-numbering="true" text:style-name="L1">
              <text:list-header>
                <text:p/>
              </text:list-header>
            </text:list>
          </draw:text-box>
        </draw:frame>
        <presentation:notes draw:style-name="dp2">
          <draw:page-thumbnail draw:style-name="gr1" draw:layer="layout" svg:width="14.848cm" svg:height="11.136cm" svg:x="3.075cm" svg:y="2.257cm" draw:page-number="33" presentation:class="page"/>
          <draw:frame presentation:style-name="pr9" draw:layer="layout" svg:width="16.799cm" svg:height="13.364cm" svg:x="2.1cm" svg:y="14.107cm" presentation:class="notes">
            <draw:text-box>
              <text:p>Compiling hooks is really easy. You need this usual Makefile for shared library.</text:p>
              <text:p>You can compile the code outside of the PostgreSQL source tree if you use PGXS. It relies on pg_config, which may only be available if you install the -devel package of PostgreSQL.</text:p>
              <text:p>If you already has the source tree, you can simply put the directory of the source in the contrib directory of PostgreSQL. You don't need pg_config if you did that.</text:p>
            </draw:text-box>
          </draw:frame>
        </presentation:notes>
      </draw:page>
      <draw:page draw:name="page34"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ompiling hooks – example</text:p>
          </draw:text-box>
        </draw:frame>
        <draw:frame presentation:style-name="pr8" draw:layer="layout" svg:width="25.191cm" svg:height="13.863cm" svg:x="1.399cm" svg:y="4.915cm" presentation:class="outline">
          <draw:text-box>
            <text:list text:style-name="L1">
              <text:list-item>
                <text:p>Make is your friend (and so is pg_config)</text:p>
              </text:list-item>
            </text:list>
            <text:p text:style-name="P7"><text:span text:style-name="T9">$ make USE_PGXS=1</text:span></text:p>
            <text:p text:style-name="P7"><text:span text:style-name="T9">gcc -O2 -Wall -Wmissing-prototypes -Wpointer-arith -Wdeclaration-after-statement -Wendif-labels -Wformat-security -fno-strict-aliasing -fwrapv -fexcess-precision=standard -fpic -I. -I. -I/opt/postgresql-9.1/include/server -I/opt/postgresql-9.1/include/internal -D_GNU_SOURCE <text:s text:c="2"/>-c -o your_hook.o your_hook.c</text:span></text:p>
            <text:p text:style-name="P7"><text:span text:style-name="T9">gcc -O2 -Wall -Wmissing-prototypes -Wpointer-arith -Wdeclaration-after-statement -Wendif-labels -Wformat-security -fno-strict-aliasing -fwrapv -fexcess-precision=standard -fpic -shared -o your_hook.so only_encrypted_passwords.o -L/opt/postgresql-9.1/lib -Wl,--as-needed -Wl,-rpath,'/opt/postgresql-9.1/lib',--enable-new-dtags <text:s/></text:span></text:p>
            <text:p text:style-name="P7"><text:span text:style-name="T9"/></text:p>
          </draw:text-box>
        </draw:frame>
        <presentation:notes draw:style-name="dp2">
          <draw:page-thumbnail draw:style-name="gr1" draw:layer="layout" svg:width="14.848cm" svg:height="11.136cm" svg:x="3.075cm" svg:y="2.257cm" draw:page-number="34" presentation:class="page"/>
          <draw:frame presentation:style-name="pr9" draw:layer="layout" svg:width="16.799cm" svg:height="13.364cm" svg:x="2.1cm" svg:y="14.107cm" presentation:class="notes">
            <draw:text-box>
              <text:p>To compile outside of the PostgreSQL source tree, add USE_PGXS=1 to the make command. Remember you need to have the pg_config tool in your PATH.</text:p>
              <text:p>You don't need to set this environment variable if you had put the source code inside the contrib directory of the PostgreSQL source tree.</text:p>
            </draw:text-box>
          </draw:frame>
        </presentation:notes>
      </draw:page>
      <draw:page draw:name="page35"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Installing hooks – from source</text:p>
          </draw:text-box>
        </draw:frame>
        <draw:frame presentation:style-name="pr8" draw:layer="layout" svg:width="25.191cm" svg:height="13.863cm" svg:x="1.399cm" svg:y="4.915cm" presentation:class="outline">
          <draw:text-box>
            <text:list text:style-name="L1">
              <text:list-item>
                <text:p>Make is still your friend</text:p>
              </text:list-item>
            </text:list>
            <text:p text:style-name="P7"><text:span text:style-name="T9">$ make USE_PGXS=1 install</text:span></text:p>
            <text:p text:style-name="P7"><text:span text:style-name="T9">/bin/mkdir -p '/opt/postgresql-9.1/lib'</text:span></text:p>
            <text:p text:style-name="P7"><text:span text:style-name="T9">/bin/sh /opt/postgresql-9.1/lib/pgxs/src/makefiles/../../config/install-sh -c -m 755 <text:s/>your_hook.so '/opt/postgresql-9.1/lib/your_hook.so' <text:s/></text:span></text:p>
            <text:p text:style-name="P7"><text:span text:style-name="T9"/></text:p>
          </draw:text-box>
        </draw:frame>
        <presentation:notes draw:style-name="dp2">
          <draw:page-thumbnail draw:style-name="gr1" draw:layer="layout" svg:width="14.848cm" svg:height="11.136cm" svg:x="3.075cm" svg:y="2.257cm" draw:page-number="35" presentation:class="page"/>
          <draw:frame presentation:style-name="pr9" draw:text-style-name="P4" draw:layer="layout" svg:width="16.799cm" svg:height="13.364cm" svg:x="2.1cm" svg:y="14.107cm" presentation:class="notes">
            <draw:text-box>
              <text:p><text:span text:style-name="T8">You'll still use make to install the shared library.</text:span></text:p>
            </draw:text-box>
          </draw:frame>
        </presentation:notes>
      </draw:page>
      <draw:page draw:name="page36"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text:p>
          </draw:text-box>
        </draw:frame>
        <draw:frame presentation:style-name="pr5" draw:layer="layout" svg:width="25.191cm" svg:height="13.864cm" svg:x="1.399cm" svg:y="4.915cm" presentation:class="outline">
          <draw:text-box>
            <text:list text:style-name="L1">
              <text:list-item>
                <text:p>Install the shared library</text:p>
              </text:list-item>
              <text:list-item>
                <text:p>In postgresql.conf</text:p>
              </text:list-item>
            </text:list>
            <text:list text:style-name="L3">
              <text:list-item>
                <text:list>
                  <text:list-item>
                    <text:p>shared_preload_libraries</text:p>
                  </text:list-item>
                  <text:list-item>
                    <text:p>And possibly other shared library GUCs</text:p>
                  </text:list-item>
                </text:list>
              </text:list-item>
            </text:list>
            <text:list text:style-name="L1">
              <text:list-item>
                <text:p>Restart PG</text:p>
              </text:list-item>
            </text:list>
          </draw:text-box>
        </draw:frame>
        <presentation:notes draw:style-name="dp2">
          <draw:page-thumbnail draw:style-name="gr1" draw:layer="layout" svg:width="14.848cm" svg:height="11.136cm" svg:x="3.075cm" svg:y="2.257cm" draw:page-number="36" presentation:class="page"/>
          <draw:frame presentation:style-name="pr3" draw:text-style-name="P4" draw:layer="layout" svg:width="16.799cm" svg:height="13.364cm" svg:x="2.1cm" svg:y="14.107cm" presentation:class="notes">
            <draw:text-box>
              <text:p><text:span text:style-name="T8">To use a hook, you first need to install the shared library.</text:span></text:p>
              <text:p><text:span text:style-name="T8">After that, you need to change the configuration in the postgresql.conf file. There is at least one GUC to change (shared_preload_libraries). It consists on a list of library names, separated by commas. For example shared_preload_libraries = 'pg_stat_statements,pg_log_userqueries'</text:span></text:p>
              <text:p><text:span text:style-name="T8">Don't forget to uncomment the line if it's commented.</text:span></text:p>
              <text:p><text:span text:style-name="T8">Then, the only remaining work is to restart PostgreSQL.</text:span></text:p>
            </draw:text-box>
          </draw:frame>
        </presentation:notes>
      </draw:page>
      <draw:page draw:name="page37"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14" draw:layer="layout" svg:width="25.191cm" svg:height="13.863cm" svg:x="1.399cm" svg:y="4.915cm" presentation:class="outline" presentation:user-transformed="true">
          <draw:text-box>
            <text:list text:style-name="L1">
              <text:list-item>
                <text:p>Install the hook...</text:p>
              </text:list-item>
              <text:list-item>
                <text:p>In postgresql.conf</text:p>
              </text:list-item>
            </text:list>
            <text:p text:style-name="P7"><text:span text:style-name="T10">shared_preload_libraries = 'only_encrypted_passwords'</text:span></text:p>
            <text:p text:style-name="P7"><text:span text:style-name="T10"/></text:p>
            <text:list text:continue-numbering="true" text:style-name="L1">
              <text:list-item>
                <text:p>Restart PostgreSQL</text:p>
              </text:list-item>
            </text:list>
            <text:p text:style-name="P7"><text:span text:style-name="T9">$ pg_ctl start</text:span></text:p>
            <text:p text:style-name="P7"><text:span text:style-name="T9">server starting</text:span></text:p>
            <text:p text:style-name="P7"><text:span text:style-name="T9">2012-01-28 16:01:32 CET <text:s/>LOG: <text:s/>loaded library "only_encrypted_passwords"</text:span></text:p>
          </draw:text-box>
        </draw:frame>
        <presentation:notes draw:style-name="dp2">
          <draw:page-thumbnail draw:style-name="gr1" draw:layer="layout" svg:width="14.848cm" svg:height="11.136cm" svg:x="3.075cm" svg:y="2.257cm" draw:page-number="37" presentation:class="page"/>
          <draw:frame presentation:style-name="pr3" draw:text-style-name="P4" draw:layer="layout" svg:width="16.799cm" svg:height="13.364cm" svg:x="2.1cm" svg:y="14.107cm" presentation:class="notes">
            <draw:text-box>
              <text:p><text:span text:style-name="T8">Here is example showing how to install the only_encrypted_password shared library, that used the checkpassword_hook.</text:span></text:p>
            </draw:text-box>
          </draw:frame>
        </presentation:notes>
      </draw:page>
      <draw:page draw:name="page38"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5" draw:layer="layout" svg:width="25.191cm" svg:height="13.864cm" svg:x="1.399cm" svg:y="4.915cm" presentation:class="outline">
          <draw:text-box>
            <text:list text:style-name="L1">
              <text:list-item>
                <text:p>Use the hook...</text:p>
              </text:list-item>
            </text:list>
            <text:p text:style-name="P7"><text:span text:style-name="T9">postgres=# CREATE USER u1 PASSWORD 'supersecret';</text:span></text:p>
            <text:p text:style-name="P7"><text:span text:style-name="T9">ERROR: <text:s/>password is not encrypted</text:span></text:p>
            <text:p text:style-name="P7"><text:span text:style-name="T9"/></text:p>
            <text:p text:style-name="P7"><text:span text:style-name="T9">postgres=# CREATE USER u1 PASSWORD 'md5f96c038c1bf28d837c32cc62fa97910a';</text:span></text:p>
            <text:p text:style-name="P7"><text:span text:style-name="T9">CREATE ROLE</text:span></text:p>
            <text:p text:style-name="P7"><text:span text:style-name="T9"/></text:p>
            <text:p text:style-name="P7"><text:span text:style-name="T9">postgres=# ALTER USER u1 PASSWORD 'f96c038c1bf28d837c32cc62fa97910a';</text:span></text:p>
            <text:p text:style-name="P7"><text:span text:style-name="T9">ERROR: <text:s/>password is not encrypted</text:span></text:p>
            <text:p text:style-name="P7"><text:span text:style-name="T9"/></text:p>
            <text:p text:style-name="P7"><text:span text:style-name="T9">postgres=# ALTER USER u1 PASSWORD 'md5f96c038c1bf28d837c32cc62fa97910a';</text:span></text:p>
            <text:p text:style-name="P7"><text:span text:style-name="T9">ALTER ROLE</text:span></text:p>
            <text:p text:style-name="P7"><text:span text:style-name="T9"/></text:p>
          </draw:text-box>
        </draw:frame>
        <presentation:notes draw:style-name="dp2">
          <draw:page-thumbnail draw:style-name="gr1" draw:layer="layout" svg:width="14.848cm" svg:height="11.136cm" svg:x="3.075cm" svg:y="2.257cm" draw:page-number="38" presentation:class="page"/>
          <draw:frame presentation:style-name="pr3" draw:text-style-name="P4" draw:layer="layout" svg:width="16.799cm" svg:height="13.364cm" svg:x="2.1cm" svg:y="14.107cm" presentation:class="notes">
            <draw:text-box>
              <text:p><text:span text:style-name="T8">And here is an example that shows its use.</text:span></text:p>
            </draw:text-box>
          </draw:frame>
        </presentation:notes>
      </draw:page>
      <draw:page draw:name="page39"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Future hooks?</text:p>
          </draw:text-box>
        </draw:frame>
        <draw:frame presentation:style-name="pr5" draw:layer="layout" svg:width="25.191cm" svg:height="13.864cm" svg:x="1.399cm" svg:y="4.915cm" presentation:class="outline">
          <draw:text-box>
            <text:list text:style-name="L1">
              <text:list-item>
                <text:p>Logging hook, by Martin Pihlak</text:p>
              </text:list-item>
            </text:list>
            <text:list text:style-name="L3">
              <text:list-item>
                <text:list>
                  <text:list-item>
                    <text:p>https://commitfest.postgresql.org/action/patch_view?id=717</text:p>
                  </text:list-item>
                </text:list>
              </text:list-item>
            </text:list>
            <text:list text:style-name="L1">
              <text:list-item>
                <text:p>Planner hook, by Peter Geoghegan</text:p>
              </text:list-item>
            </text:list>
            <text:list text:style-name="L3">
              <text:list-item>
                <text:list>
                  <text:list-item>
                    <text:p>parse_analyze() and parse_analyze_varparams()</text:p>
                  </text:list-item>
                  <text:list-item>
                    <text:p>Query normalisation within pg_stat_statements</text:p>
                  </text:list-item>
                </text:list>
              </text:list-item>
            </text:list>
            <text:list text:style-name="L1">
              <text:list-header>
                <text:p/>
              </text:list-header>
            </text:list>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3" draw:layer="layout" svg:width="16.799cm" svg:height="13.364cm" svg:x="2.1cm" svg:y="14.107cm" presentation:class="notes">
            <draw:text-box>
              <text:p>For 9.2, there is at least one patch offering a new hook. It is a logging hook. The main idea behind this hook is to send logs to something else than PostgreSQL or syslog.</text:p>
              <text:p>Another patch, not yet available, is written by Peter Geoghegan to get query normalisation inside pg_stat_statements.</text:p>
            </draw:text-box>
          </draw:frame>
        </presentation:notes>
      </draw:page>
      <draw:page draw:name="page4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onclusion</text:p>
          </draw:text-box>
        </draw:frame>
        <draw:frame presentation:style-name="pr5" draw:layer="layout" svg:width="25.191cm" svg:height="13.864cm" svg:x="1.399cm" svg:y="4.915cm" presentation:class="outline">
          <draw:text-box>
            <text:list text:style-name="L1">
              <text:list-item>
                <text:p>Hooks are an interesting system to extend the capabilities of PostgreSQL</text:p>
              </text:list-item>
              <text:list-item>
                <text:p>Be cautious to avoid adding many of them</text:p>
              </text:list-item>
              <text:list-item>
                <text:p>We need more of them :-)</text:p>
                <text:p/>
              </text:list-item>
              <text:list-item>
                <text:p>Examples and slides available on<text:span text:style-name="T11">:</text:span></text:p>
              </text:list-item>
            </text:list>
            <text:list text:style-name="L3">
              <text:list-item>
                <text:list>
                  <text:list-item>
                    <text:p><text:span text:style-name="T11">https://github.com/gleu/Hooks-in-PostgreSQL</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grad" xlink:href="Pictures/100000000000032000000258386DF587.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pcode" style:family="graphic">
      <style:paragraph-properties fo:margin-left="0.448cm" fo:margin-right="0.448cm" fo:margin-top="0cm" fo:margin-bottom="0cm" fo:text-indent="0cm" style:text-autospace="none"/>
      <style:text-properties fo:font-family="'Liberation Mono', 'Courier New'" style:font-family-generic="modern" style:font-pitch="fixed" fo:font-size="11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alibo-background" style:family="presentation">
      <style:graphic-properties draw:stroke="none" draw:fill="none" draw:fill-image-name="bluegrad" draw:fill-image-width="0cm" draw:fill-image-height="0cm"/>
    </style:style>
    <style:style style:name="Dalibo-backgroundobjects" style:family="presentation">
      <style:graphic-properties draw:shadow="hidden" draw:shadow-offset-x="0.3cm" draw:shadow-offset-y="0.3cm" draw:shadow-color="#808080"/>
      <style:text-properties fo:color="#ffffff"/>
    </style:style>
    <style:style style:name="Dalibo-notes" style:family="presentation">
      <style:graphic-properties draw:stroke="none" draw:fill="none">
        <text:list-style style:name="Dalib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alibo-outline1" style:family="presentation">
      <style:graphic-properties draw:stroke="none" draw:fill="none">
        <text:list-style style:name="Dalibo-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outline2" style:family="presentation" style:parent-style-name="Dalibo-outline1">
      <style:paragraph-properties fo:margin-left="2.4cm" fo:margin-right="0cm" fo:margin-top="0cm" fo:margin-bottom="0.4cm" fo:text-indent="-0.8cm"/>
      <style:text-properties style:use-window-font-color="true" fo:font-size="28pt" style:font-size-asian="28pt" style:font-size-complex="28pt"/>
    </style:style>
    <style:style style:name="Dalibo-outline3" style:family="presentation" style:parent-style-name="Dalibo-outline2">
      <style:paragraph-properties fo:margin-left="3.6cm" fo:margin-right="0cm" fo:margin-top="0cm" fo:margin-bottom="0.3cm" fo:text-indent="-0.6cm"/>
      <style:text-properties style:use-window-font-color="true" fo:font-size="24pt" style:font-size-asian="24pt" style:font-size-complex="24pt"/>
    </style:style>
    <style:style style:name="Dalibo-outline4" style:family="presentation" style:parent-style-name="Dalibo-outline3">
      <style:paragraph-properties fo:margin-left="4.8cm" fo:margin-right="0cm" fo:margin-top="0cm" fo:margin-bottom="0.2cm" fo:text-indent="-0.6cm"/>
      <style:text-properties style:use-window-font-color="true" fo:font-size="20pt" style:font-size-asian="20pt" style:font-size-complex="20pt"/>
    </style:style>
    <style:style style:name="Dalibo-outline5" style:family="presentation" style:parent-style-name="Dalibo-outline4">
      <style:paragraph-properties fo:margin-left="6cm" fo:margin-right="0cm" fo:margin-top="0cm" fo:margin-bottom="0.1cm" fo:text-indent="-0.6cm"/>
      <style:text-properties style:use-window-font-color="true" fo:font-size="20pt" style:font-size-asian="20pt" style:font-size-complex="20pt"/>
    </style:style>
    <style:style style:name="Dalibo-outline6" style:family="presentation" style:parent-style-name="Dalibo-outline5">
      <style:paragraph-properties fo:margin-left="7.2cm" fo:margin-right="0cm" fo:margin-top="0cm" fo:margin-bottom="0.1cm" fo:text-indent="-0.6cm"/>
      <style:text-properties style:use-window-font-color="true" fo:font-size="20pt" style:font-size-asian="20pt" style:font-size-complex="20pt"/>
    </style:style>
    <style:style style:name="Dalibo-outline7" style:family="presentation" style:parent-style-name="Dalibo-outline6">
      <style:paragraph-properties fo:margin-left="8.4cm" fo:margin-right="0cm" fo:margin-top="0cm" fo:margin-bottom="0.1cm" fo:text-indent="-0.6cm"/>
      <style:text-properties style:use-window-font-color="true" fo:font-size="20pt" style:font-size-asian="20pt" style:font-size-complex="20pt"/>
    </style:style>
    <style:style style:name="Dalibo-outline8" style:family="presentation" style:parent-style-name="Dalibo-outline7">
      <style:paragraph-properties fo:margin-left="9.6cm" fo:margin-right="0cm" fo:margin-top="0cm" fo:margin-bottom="0.1cm" fo:text-indent="-0.6cm"/>
      <style:text-properties style:use-window-font-color="true" fo:font-size="20pt" style:font-size-asian="20pt" style:font-size-complex="20pt"/>
    </style:style>
    <style:style style:name="Dalibo-outline9" style:family="presentation" style:parent-style-name="Dalibo-outline8">
      <style:paragraph-properties fo:margin-left="10.8cm" fo:margin-right="0cm" fo:margin-top="0cm" fo:margin-bottom="0.1cm" fo:text-indent="-0.6cm"/>
      <style:text-properties style:use-window-font-color="true" fo:font-size="20pt" style:font-size-asian="20pt" style:font-size-complex="20pt"/>
    </style:style>
    <style:style style:name="Dalibo-subtitle" style:family="presentation">
      <style:graphic-properties draw:stroke="none" draw:fill="none" draw:textarea-vertical-align="middle">
        <text:list-style style:name="Dalib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title" style:family="presentation">
      <style:graphic-properties draw:stroke="none" draw:fill="none" draw:textarea-vertical-align="middle">
        <text:list-style style:name="Dalib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grad" draw:fill-image-width="0cm" draw:fill-image-height="0cm"/>
    </style:style>
    <style:style style:name="Mdp2" style:family="drawing-page">
      <style:drawing-page-properties draw:background-size="border" draw:fill="none"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r4" style:family="presentation" style:parent-style-name="Dalibo-backgroundobjects">
      <style:graphic-properties svg:stroke-width="0.102cm" svg:stroke-color="#999999" draw:marker-start-width="0.352cm" draw:marker-end-width="0.352cm" draw:fill="none" draw:textarea-vertical-align="middle" fo:padding-top="0.05cm" fo:padding-bottom="0.05cm" fo:padding-left="0.05cm" fo:padding-right="0.05cm"/>
    </style:style>
    <style:style style:name="Mpr5" style:family="presentation" style:parent-style-name="Dalibo-backgroundobjects">
      <style:graphic-properties draw:stroke="none" draw:fill="none" draw:fill-color="#ffffff" draw:auto-grow-height="false" fo:min-height="1.449cm"/>
    </style:style>
    <style:style style:name="Mpr6" style:family="presentation" style:parent-style-name="Dalibo-backgroundobjects">
      <style:graphic-properties draw:stroke="none" draw:fill="none" draw:fill-color="#ffffff" draw:auto-grow-height="false" fo:min-height="1.485cm"/>
    </style:style>
    <style:style style:name="Mpr7" style:family="presentation" style:parent-style-name="Dalibo-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align="center" fo:text-indent="0cm"/>
    </style:style>
    <style:style style:name="MP6" style:family="paragraph">
      <style:text-properties fo:font-size="14pt" style:font-size-asian="14pt" style:font-size-complex="14pt"/>
    </style:style>
    <style:style style:name="MP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16cm" svg:height="4.965cm" svg:x="1.974cm" svg:y="2.05cm"/>
      <draw:page-thumbnail draw:layer="backgroundobjects" svg:width="6.616cm" svg:height="4.965cm" svg:x="1.974cm" svg:y="8.016cm"/>
      <draw:page-thumbnail draw:layer="backgroundobjects" svg:width="6.616cm" svg:height="4.965cm" svg:x="1.974cm" svg:y="13.982cm"/>
      <draw:page-thumbnail draw:layer="backgroundobjects" svg:width="6.616cm" svg:height="4.965cm" svg:x="11.54cm" svg:y="2.05cm"/>
      <draw:page-thumbnail draw:layer="backgroundobjects" svg:width="6.616cm" svg:height="4.965cm" svg:x="11.54cm" svg:y="8.016cm"/>
      <draw:page-thumbnail draw:layer="backgroundobjects" svg:width="6.616cm" svg:height="4.965cm" svg:x="11.54cm" svg:y="13.982cm"/>
      <draw:page-thumbnail draw:layer="backgroundobjects" svg:width="6.616cm" svg:height="4.965cm" svg:x="21.106cm" svg:y="2.05cm"/>
      <draw:page-thumbnail draw:layer="backgroundobjects" svg:width="6.616cm" svg:height="4.965cm" svg:x="21.106cm" svg:y="8.016cm"/>
      <draw:page-thumbnail draw:layer="backgroundobjects" svg:width="6.616cm" svg:height="4.965cm" svg:x="21.106cm" svg:y="13.982cm"/>
    </style:handout-master>
    <style:master-page style:name="lyt-bluegrey" style:page-layout-name="PM1" draw:style-name="Mdp1">
      <office:forms form:automatic-focus="false" form:apply-design-mode="false"/>
      <draw:frame presentation:style-name="lyt-bluegrey-title" draw:layer="backgroundobjects" svg:width="25.191cm" svg:height="3.507cm" svg:x="1.399cm" svg:y="0.837cm" presentation:class="title" presentation:placeholder="true">
        <draw:text-box/>
      </draw:frame>
      <draw:frame presentation:style-name="lyt-bluegrey-outline1" draw:layer="backgroundobjects" svg:width="25.191cm" svg:height="13.86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alibo" style:page-layout-name="PM1" draw:style-name="Mdp2">
      <office:forms form:automatic-focus="false" form:apply-design-mode="false"/>
      <draw:frame presentation:style-name="Dalibo-title" draw:layer="backgroundobjects" svg:width="25.191cm" svg:height="3.507cm" svg:x="1.399cm" svg:y="0.837cm" presentation:class="title" presentation:placeholder="true">
        <draw:text-box draw:corner-radius="0.762cm"/>
      </draw:frame>
      <draw:frame presentation:style-name="Dalibo-outline1" draw:layer="backgroundobjects" svg:width="25.191cm" svg:height="13.863cm" svg:x="1.399cm" svg:y="4.915cm" presentation:class="outline" presentation:placeholder="true">
        <draw:text-box/>
      </draw:frame>
      <draw:frame draw:style-name="Mgr3" draw:text-style-name="MP4" draw:layer="backgroundobjects" svg:width="4.228cm" svg:height="1.87cm" svg:x="23.631cm" svg:y="19.136cm">
        <draw:image xlink:href="Pictures/10000000000000B50000005094DE0355.jpg" xlink:type="simple" xlink:show="embed" xlink:actuate="onLoad">
          <text:p/>
        </draw:image>
      </draw:frame>
      <draw:line presentation:style-name="Mpr4" draw:text-style-name="MP4" draw:layer="backgroundobjects" svg:x1="0.001cm" svg:y1="19.055cm" svg:x2="27.992cm" svg:y2="19.055cm">
        <text:p/>
      </draw:line>
      <draw:frame presentation:style-name="Mpr5" draw:text-style-name="MP3" draw:layer="backgroundobjects" svg:width="4.302cm" svg:height="0.762cm" svg:x="0.268cm" svg:y="20.071cm">
        <draw:text-box>
          <text:p text:style-name="MP5"><text:span text:style-name="MT2"><text:page-number>&lt;number&gt;</text:page-number></text:span></text:p>
        </draw:text-box>
      </draw:frame>
      <presentation:notes style:page-layout-name="PM2">
        <draw:page-thumbnail presentation:style-name="Dalibo-title" draw:layer="backgroundobjects" svg:width="14.848cm" svg:height="11.136cm" svg:x="3.075cm" svg:y="2.257cm" presentation:class="page"/>
        <draw:frame presentation:style-name="Dalibo-notes" draw:layer="backgroundobjects" svg:width="16.799cm" svg:height="13.364cm" svg:x="2.1cm" svg:y="14.107cm" presentation:class="notes" presentation:placeholder="true">
          <draw:text-box/>
        </draw:frame>
        <draw:frame presentation:style-name="Mpr6" draw:text-style-name="MP6" draw:layer="backgroundobjects" svg:width="9.113cm" svg:height="1.484cm" svg:x="0cm" svg:y="0cm" presentation:class="header">
          <draw:text-box>
            <text:p text:style-name="MP6"><text:span text:style-name="MT1"><presentation:header/></text:span></text:p>
          </draw:text-box>
        </draw:frame>
        <draw:frame presentation:style-name="Mpr6" draw:text-style-name="MP7" draw:layer="backgroundobjects" svg:width="9.113cm" svg:height="1.484cm" svg:x="11.886cm" svg:y="0cm" presentation:class="date-time">
          <draw:text-box>
            <text:p text:style-name="MP7"><text:span text:style-name="MT1"><presentation:date-time/></text:span></text:p>
          </draw:text-box>
        </draw:frame>
        <draw:frame presentation:style-name="Mpr7" draw:text-style-name="MP6" draw:layer="backgroundobjects" svg:width="9.113cm" svg:height="1.484cm" svg:x="0cm" svg:y="28.215cm" presentation:class="footer">
          <draw:text-box>
            <text:p text:style-name="MP6"><text:span text:style-name="MT1"><presentation:footer/></text:span></text:p>
          </draw:text-box>
        </draw:frame>
        <draw:frame presentation:style-name="Mpr7" draw:text-style-name="MP7" draw:layer="backgroundobjects" svg:width="9.113cm" svg:height="1.484cm" svg:x="11.886cm" svg:y="28.215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dc:title>Blue and Grey</dc:title>
    <dc:description>Presentation Layout Template</dc:description>
    <meta:creation-date>2012-01-06T09:38:46</meta:creation-date>
    <dc:language>en-US</dc:language>
    <meta:editing-cycles>20</meta:editing-cycles>
    <meta:editing-duration>PT21H47M2S</meta:editing-duration>
    <meta:initial-creator>Guillaume Lelarge</meta:initial-creator>
    <dc:date>2012-02-04T14:45:50</dc:date>
    <dc:creator>Guillaume Lelarge</dc:creator>
    <meta:document-statistic meta:object-count="195"/>
    <meta:user-defined meta:name="Info 1"/>
    <meta:user-defined meta:name="Info 2"/>
    <meta:user-defined meta:name="Info 3"/>
    <meta:user-defined meta:name="Info 4"/>
    <meta:template xlink:type="simple" xlink:actuate="onRequest" xlink:title="Blue and Grey" xlink:href="../../../usr/lib64/libreoffice/basis3.4/share/template/common/layout/lyt-bluegrey.otp" meta:date="2006-12-14T14:26:47"/>
  </office:meta>
</office:document-meta>
</file>